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13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>
      <style:text-properties fo:color="#666666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6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0" style:family="table-cell" style:parent-style-name="Default">
      <style:text-properties fo:color="#999999" fo:font-style="italic" style:font-style-asian="italic" style:font-style-complex="italic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3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4" style:family="table-cell" style:parent-style-name="Default">
      <style:table-cell-properties fo:padding="2.01pt"/>
    </style:style>
    <style:style style:name="ce3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4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4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5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6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 style:data-style-name="N157"/>
    <style:style style:name="ce51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53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7" style:family="table-cell" style:parent-style-name="Default">
      <style:text-properties fo:color="#808080" fo:font-style="italic" style:font-style-asian="italic" style:font-style-complex="italic"/>
    </style:style>
    <style:style style:name="ce5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1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62" style:family="table-cell" style:parent-style-name="Default" style:data-style-name="N2">
      <style:table-cell-properties fo:padding="2.01pt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order="none" fo:padding="2.01pt" style:rotation-angle="90"/>
    </style:style>
    <style:style style:name="ce66" style:family="table-cell" style:parent-style-name="Default">
      <style:table-cell-properties fo:border="none" fo:padding="2.01pt"/>
    </style:style>
    <style:style style:name="ce67" style:family="table-cell" style:parent-style-name="Default">
      <style:table-cell-properties fo:border="none" fo:padding="2.01pt"/>
      <style:text-properties fo:color="#808080"/>
    </style:style>
    <style:style style:name="ce68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9" style:family="table-cell" style:parent-style-name="Default">
      <style:table-cell-properties fo:background-color="#dddddd" fo:padding="2.01pt"/>
    </style:style>
    <style:style style:name="ce70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71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72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#dddddd"/>
    </style:style>
    <style:style style:name="ce74" style:family="table-cell" style:parent-style-name="Default">
      <style:table-cell-properties fo:background-color="#ffff66" fo:padding="2.01pt"/>
    </style:style>
    <style:style style:name="ce75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4" table:default-cell-style-name="ce30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9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57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5"/>
          <table:table-cell table:style-name="ce26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5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53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4"/>
          <table:table-cell table:style-name="ce1"/>
          <table:table-cell table:style-name="ce2"/>
          <table:table-cell table:style-name="ce65" office:value-type="string" calcext:value-type="string">
            <text:p>Heilung</text:p>
          </table:table-cell>
          <table:table-cell table:style-name="ce65" office:value-type="string" calcext:value-type="string">
            <text:p>Dämonenaustreibung</text:p>
          </table:table-cell>
          <table:table-cell table:style-name="ce65" office:value-type="string" calcext:value-type="string">
            <text:p>Sabbat (TODO)</text:p>
          </table:table-cell>
          <table:table-cell table:style-name="ce65" office:value-type="string" calcext:value-type="string">
            <text:p>Wunder sonstig</text:p>
          </table:table-cell>
          <table:table-cell table:style-name="ce65" office:value-type="string" calcext:value-type="string">
            <text:p>Sündenvergebung (TODO)</text:p>
          </table:table-cell>
          <table:table-cell table:style-name="ce65" office:value-type="string" calcext:value-type="string">
            <text:p>Zeichen, Wunder</text:p>
          </table:table-cell>
          <table:table-cell table:style-name="ce65" office:value-type="string" calcext:value-type="string">
            <text:p>Reich</text:p>
          </table:table-cell>
          <table:table-cell table:style-name="ce65" office:value-type="string" calcext:value-type="string">
            <text:p>Wo</text:p>
          </table:table-cell>
          <table:table-cell table:style-name="ce65" office:value-type="string" calcext:value-type="string">
            <text:p>Propheten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6"/>
          <table:table-cell table:style-name="ce27"/>
          <table:table-cell table:style-name="ce35"/>
          <table:table-cell table:style-name="ce41"/>
          <table:table-cell table:style-name="ce3"/>
          <table:table-cell table:style-name="ce5"/>
          <table:table-cell table:style-name="ce16"/>
          <table:table-cell table:style-name="ce35"/>
          <table:table-cell table:style-name="ce41"/>
          <table:table-cell table:style-name="ce3"/>
          <table:table-cell table:style-name="ce5"/>
          <table:table-cell table:style-name="ce54"/>
          <table:table-cell table:style-name="ce35"/>
          <table:table-cell table:style-name="ce41"/>
          <table:table-cell table:style-name="ce3"/>
          <table:table-cell table:style-name="ce5"/>
          <table:table-cell table:style-name="ce35"/>
          <table:table-cell table:style-name="ce4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55"/>
          <table:table-cell table:style-name="ce3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rrede: Das zuverlässige Zeugnis des Evangelium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05" calcext:value-type="float">
            <text:p>1.05</text:p>
          </table:table-cell>
          <table:table-cell table:style-name="ce55"/>
          <table:table-cell table:style-name="ce3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5" office:value-type="float" office:value="1.26" calcext:value-type="float">
            <text:p>1.26</text:p>
          </table:table-cell>
          <table:table-cell table:style-name="ce3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Geburt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5" office:value-type="float" office:value="1.31" calcext:value-type="float">
            <text:p>1.31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N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Seines Reiches wird kein Ende s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39" calcext:value-type="float">
            <text:p>1.39</text:p>
          </table:table-cell>
          <table:table-cell table:style-name="ce55"/>
          <table:table-cell table:style-name="ce3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Besuch Marias bei Elisab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46" calcext:value-type="float">
            <text:p>1.46</text:p>
          </table:table-cell>
          <table:table-cell table:style-name="ce55"/>
          <table:table-cell table:style-name="ce3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M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57" calcext:value-type="float">
            <text:p>1.57</text:p>
          </table:table-cell>
          <table:table-cell table:style-name="ce55"/>
          <table:table-cell table:style-name="ce3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1.67" calcext:value-type="float">
            <text:p>1.67</text:p>
          </table:table-cell>
          <table:table-cell table:style-name="ce55"/>
          <table:table-cell table:style-name="ce3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des Zach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3" office:value-type="float" office:value="1.005" calcext:value-type="float">
            <text:p>1.00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nfang des Evangeliums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8"/>
          <table:table-cell table:style-name="ce29"/>
          <table:table-cell table:style-name="ce3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3.23" calcext:value-type="float">
            <text:p>3.23</text:p>
          </table:table-cell>
          <table:table-cell table:style-name="ce55"/>
          <table:table-cell table:style-name="ce3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eschlechtsregister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18" calcext:value-type="float">
            <text:p>1.18</text:p>
          </table:table-cell>
          <table:table-cell table:style-name="ce18"/>
          <table:table-cell table:style-name="ce29"/>
          <table:table-cell table:style-name="ce3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55"/>
          <table:table-cell table:style-name="ce3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6" office:value-type="float" office:value="0.011" calcext:value-type="float">
            <text:p>0.01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burt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185" calcext:value-type="float">
            <text:p>1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6" calcext:value-type="float">
            <text:p>1.296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4" office:value-type="float" office:value="1.01" calcext:value-type="float">
            <text:p>1.01</text:p>
          </table:table-cell>
          <table:table-cell table:style-name="ce3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Wort wurde Fleisch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5]" office:value-type="float" office:value="2.01" calcext:value-type="float">
            <text:p>2.01</text:p>
          </table:table-cell>
          <table:table-cell table:style-name="ce7" table:formula="of:=[.E15]" office:value-type="float" office:value="2.01" calcext:value-type="float">
            <text:p>2.01</text:p>
          </table:table-cell>
          <table:table-cell table:style-name="ce29" office:value-type="float" office:value="2.01" calcext:value-type="float">
            <text:p>2.01</text:p>
          </table:table-cell>
          <table:table-cell table:style-name="ce3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0.012" calcext:value-type="float">
            <text:p>0.012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Weisen aus dem Morgenl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08" calcext:value-type="float">
            <text:p>2.08</text:p>
          </table:table-cell>
          <table:table-cell table:style-name="ce55"/>
          <table:table-cell table:style-name="ce3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irten und die Eng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21" calcext:value-type="float">
            <text:p>2.21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schneid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22" calcext:value-type="float">
            <text:p>2.22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Tage der 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55"/>
          <table:table-cell table:style-name="ce3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6" table:number-columns-repeated="10"/>
          <table:table-cell table:style-name="ce34" office:value-type="string" calcext:value-type="string">
            <text:p>Die Darstellung Jesu im Tempel vo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8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25" calcext:value-type="float">
            <text:p>2.25</text:p>
          </table:table-cell>
          <table:table-cell table:style-name="ce55"/>
          <table:table-cell table:style-name="ce3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 office:value-type="float" office:value="1.327" calcext:value-type="float">
            <text:p>1.327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Simeons. Die Prophetin Han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8"/>
          <table:table-cell table:style-name="ce29"/>
          <table:table-cell table:style-name="ce3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lucht nach Ägyp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6" calcext:value-type="float">
            <text:p>2.16</text:p>
          </table:table-cell>
          <table:table-cell table:style-name="ce18"/>
          <table:table-cell table:style-name="ce29"/>
          <table:table-cell table:style-name="ce3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Kindermord in Bethleh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9" calcext:value-type="float">
            <text:p>2.19</text:p>
          </table:table-cell>
          <table:table-cell table:style-name="ce18"/>
          <table:table-cell table:style-name="ce29"/>
          <table:table-cell table:style-name="ce3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4.05" calcext:value-type="float">
            <text:p>4.05</text:p>
          </table:table-cell>
          <table:table-cell table:style-name="ce55"/>
          <table:table-cell table:style-name="ce3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Rückkehr nach Na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95" calcext:value-type="float">
            <text:p>2.19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019" calcext:value-type="float">
            <text:p>1.019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2.41" calcext:value-type="float">
            <text:p>2.41</text:p>
          </table:table-cell>
          <table:table-cell table:style-name="ce55"/>
          <table:table-cell table:style-name="ce3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zwölfjährige Jesus im Temp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8"/>
          <table:table-cell table:style-name="ce29"/>
          <table:table-cell table:style-name="ce3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8"/>
          <table:table-cell table:style-name="ce3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55"/>
          <table:table-cell table:style-name="ce3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7" office:value-type="float" office:value="1.06" calcext:value-type="float">
            <text:p>1.06</text:p>
          </table:table-cell>
          <table:table-cell table:style-name="ce3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kündigung Johannes des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14" calcext:value-type="float">
            <text:p>3.14</text:p>
          </table:table-cell>
          <table:table-cell table:style-name="ce3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Sohn Gottes ist als Retter in die Welt gekomm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8" office:value-type="float" office:value="1.02" calcext:value-type="float">
            <text:p>1.02</text:p>
          </table:table-cell>
          <table:table-cell table:style-name="ce37"/>
          <table:table-cell table:style-name="ce1"/>
          <table:table-cell table:style-name="ce2"/>
          <table:table-cell table:style-name="ce48" office:value-type="float" office:value="3.015" calcext:value-type="float">
            <text:p>3.02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0.065" calcext:value-type="float">
            <text:p>0.06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7"/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Lamm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3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Die Hochzeit von Kana in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3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erste Tempelreinig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3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Nikodemus, die Notwendigkeit der Wiedergebu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J</text:p>
          </table:table-cell>
          <table:table-cell table:number-columns-repeated="2"/>
          <table:table-cell table:style-name="ce34" office:value-type="string" calcext:value-type="string">
            <text:p>Jesus verweilt in Judäa und seine Jünger tauf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3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37"/>
          <table:table-cell table:style-name="ce1"/>
          <table:table-cell table:style-name="ce2"/>
          <table:table-cell table:number-columns-repeated="7"/>
          <table:table-cell office:value-type="string" calcext:value-type="string">
            <text:p>S</text:p>
          </table:table-cell>
          <table:table-cell table:number-columns-repeated="2"/>
          <table:table-cell table:style-name="ce34" office:value-type="string" calcext:value-type="string">
            <text:p>Via Samaria nach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3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weisse Erntefeld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39" calcext:value-type="float">
            <text:p>4.39</text:p>
          </table:table-cell>
          <table:table-cell table:style-name="ce3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Glaube der Samariter</text:p>
          </table:table-cell>
          <table:table-cell table:number-columns-repeated="2"/>
          <table:table-cell table:style-name="ce34" table:number-columns-repeated="2"/>
          <table:table-cell table:style-name="ce7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3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Jesus heilt den Sohn eines königlichen Beamt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3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heilt am Sabbat einen Kranken beim Teich Bethesd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3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3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Vater legt Zeugnis ab von seinem Soh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55"/>
          <table:table-cell table:style-name="ce10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barmherzigen Samari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38" calcext:value-type="float">
            <text:p>10.38</text:p>
          </table:table-cell>
          <table:table-cell table:style-name="ce55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Martha und Mari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05" calcext:value-type="float">
            <text:p>11.05</text:p>
          </table:table-cell>
          <table:table-cell table:style-name="ce55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utigung zum beharrlichen Gebe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1.33" calcext:value-type="float">
            <text:p>11.33</text:p>
          </table:table-cell>
          <table:table-cell table:style-name="ce55"/>
          <table:table-cell table:style-name="ce10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Leuchte des Leib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55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reichen Narr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49" calcext:value-type="float">
            <text:p>12.49</text:p>
          </table:table-cell>
          <table:table-cell table:style-name="ce55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Bekenntnis zu Christus bringt Trenn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55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8.24" calcext:value-type="float">
            <text:p>8.24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r Buss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1" calcext:value-type="float">
            <text:p>13.10</text:p>
          </table:table-cell>
          <table:table-cell table:style-name="ce55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s heilt am Sabbat eine verkrümmte Fra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31" calcext:value-type="float">
            <text:p>13.31</text:p>
          </table:table-cell>
          <table:table-cell table:style-name="ce55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 Feindschaft des Herodes. Klage über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55"/>
          <table:table-cell table:style-name="ce10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heilt einen Wassersüchtigen am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4.07" calcext:value-type="float">
            <text:p>14.07</text:p>
          </table:table-cell>
          <table:table-cell table:style-name="ce55"/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mut und wahre Wohltätigkei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5.08" calcext:value-type="float">
            <text:p>15.08</text:p>
          </table:table-cell>
          <table:table-cell table:style-name="ce55"/>
          <table:table-cell table:style-name="ce10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r verlorenen Drachm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5.11" calcext:value-type="float">
            <text:p>15.11</text:p>
          </table:table-cell>
          <table:table-cell table:style-name="ce55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verlorenen Soh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55"/>
          <table:table-cell table:style-name="ce10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untreuen Haushal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1" calcext:value-type="float">
            <text:p>16.10</text:p>
          </table:table-cell>
          <table:table-cell table:style-name="ce55"/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m treuen Dien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55"/>
          <table:table-cell table:style-name="ce10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reiche Mann und der arme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07" calcext:value-type="float">
            <text:p>17.07</text:p>
          </table:table-cell>
          <table:table-cell table:style-name="ce55"/>
          <table:table-cell table:style-name="ce10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n der Pflichterfüllung im Dien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11" calcext:value-type="float">
            <text:p>17.11</text:p>
          </table:table-cell>
          <table:table-cell table:style-name="ce55"/>
          <table:table-cell table:style-name="ce10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eilung der zehn Aussätzi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number-columns-repeated="2" table:style-name="ce10" office:value-type="float" office:value="18.01" calcext:value-type="float">
            <text:p>18.01</text:p>
          </table:table-cell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ungerechten Rich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10" office:value-type="float" office:value="18.08" calcext:value-type="float">
            <text:p>18.08</text:p>
          </table:table-cell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office:value-type="string" calcext:value-type="string">
            <text:p>Wenn Er wiederkommt: wird er den Glauben finden?</text:p>
          </table:table-cell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9.41" calcext:value-type="float">
            <text:p>19.41</text:p>
          </table:table-cell>
          <table:table-cell table:style-name="ce55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weint über Jerusalem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22.21" calcext:value-type="float">
            <text:p>22.21</text:p>
          </table:table-cell>
          <table:table-cell table:style-name="ce55"/>
          <table:table-cell table:style-name="ce10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sagt den Verrat vora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23" calcext:value-type="float">
            <text:p>12.23</text:p>
          </table:table-cell>
          <table:table-cell table:style-name="ce10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0"/>
          <table:table-cell table:style-name="ce68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37" calcext:value-type="float">
            <text:p>12.37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0"/>
          <table:table-cell table:style-name="ce68" office:value-type="string" calcext:value-type="string">
            <text:p>Das Volk verharrt im Unglaub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0"/>
          <table:table-cell table:style-name="ce68" office:value-type="string" calcext:value-type="string">
            <text:p>Das letzte Passahmahl und die Fusswaschung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er Verrä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, der einzige Weg zum Va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15" calcext:value-type="float">
            <text:p>14.15</text:p>
          </table:table-cell>
          <table:table-cell table:style-name="ce10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Verheissung des Heiligen Geistes. Gehorsam und Lieb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27" calcext:value-type="float">
            <text:p>14.27</text:p>
          </table:table-cell>
          <table:table-cell table:style-name="ce10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Friede Jesu Christi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0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Weinstock und die Reb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12" calcext:value-type="float">
            <text:p>15.12</text:p>
          </table:table-cell>
          <table:table-cell table:style-name="ce10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Gebot der Lieb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18" calcext:value-type="float">
            <text:p>15.18</text:p>
          </table:table-cell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Wirken des Heiligen Geis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6.16" calcext:value-type="float">
            <text:p>16.16</text:p>
          </table:table-cell>
          <table:table-cell table:style-name="ce10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Künftige Trauer und Freude der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10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Gebet Jesu Christi für seine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10"/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Leiden und Sterben Jesu Christi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49" office:value-type="float" office:value="22.51" calcext:value-type="float">
            <text:p>22.51</text:p>
          </table:table-cell>
          <table:table-cell table:style-name="ce58"/>
          <table:table-cell table:style-name="ce3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6" office:value-type="float" office:value="18.035" calcext:value-type="float">
            <text:p>18.035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des Ohres des Hohenpriest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512" calcext:value-type="float">
            <text:p>22.512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vor dem Hohen Rat (Vgl Joh 18:19-24)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22" calcext:value-type="float">
            <text:p>6.22</text:p>
          </table:table-cell>
          <table:table-cell table:style-name="ce10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Volk sucht nach Aeusserlichem, nicht nach dem wahren Heil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32" calcext:value-type="float">
            <text:p>6.32</text:p>
          </table:table-cell>
          <table:table-cell table:style-name="ce10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 – das Brot des Leben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6" calcext:value-type="float">
            <text:p>6.60</text:p>
          </table:table-cell>
          <table:table-cell table:style-name="ce10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 Worte erzeugen eine Scheidung unter den Jünger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0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ungläubigen Brüder Jesu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1" calcext:value-type="float">
            <text:p>7.10</text:p>
          </table:table-cell>
          <table:table-cell table:style-name="ce10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25" calcext:value-type="float">
            <text:p>7.25</text:p>
          </table:table-cell>
          <table:table-cell table:style-name="ce10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Ist Jesus der Christ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37" calcext:value-type="float">
            <text:p>7.37</text:p>
          </table:table-cell>
          <table:table-cell table:style-name="ce10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tröme lebendigen Wass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4" calcext:value-type="float">
            <text:p>7.40</text:p>
          </table:table-cell>
          <table:table-cell table:style-name="ce10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paltung unter den Jud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0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ie Ehebrecheri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12" calcext:value-type="float">
            <text:p>8.12</text:p>
          </table:table-cell>
          <table:table-cell table:style-name="ce10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 – das Licht der Wel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0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Allein die göttliche Wahrheit macht frei. Die Ursache für den Widerstand gegen die Wahrhei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48" calcext:value-type="float">
            <text:p>8.48</text:p>
          </table:table-cell>
          <table:table-cell table:style-name="ce10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Entehrung und Ablehnung des Sohnes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51" office:value-type="float" office:value="9.01" calcext:value-type="float">
            <text:p>9.01</text:p>
          </table:table-cell>
          <table:table-cell table:style-name="ce4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Heilung eines Blindgeboren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9.13" calcext:value-type="float">
            <text:p>9.13</text:p>
          </table:table-cell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Verhör des Geheilten durch die Pharisä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0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Blinde sehen und Sehende werden blind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0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gute Hirt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0.31" calcext:value-type="float">
            <text:p>10.31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Unglaube und Widerstand gegen den Sohn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0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Auferweckung des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1.47" calcext:value-type="float">
            <text:p>11.47</text:p>
          </table:table-cell>
          <table:table-cell table:style-name="ce10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Mordplan des Hohen Rat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Salbung Jesu in Bethani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9"/>
          <table:table-cell table:style-name="ce55"/>
          <table:table-cell table:style-name="ce10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10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Martha salbt Jesus mit Nardenöl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9" office:value-type="float" office:value="1.35" calcext:value-type="float">
            <text:p>1.350</text:p>
          </table:table-cell>
          <table:table-cell table:style-name="ce18"/>
          <table:table-cell table:style-name="ce10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Geht an einen öden Ort um zu be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9" office:value-type="float" office:value="1.39" calcext:value-type="float">
            <text:p>1.39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Predigt in Synagogen, treibt Dämonen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9" office:value-type="float" office:value="1.45" calcext:value-type="float">
            <text:p>1.450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An öden Or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42" office:value-type="float" office:value="3.1" calcext:value-type="float">
            <text:p>3.10</text:p>
          </table:table-cell>
          <table:table-cell table:style-name="ce45"/>
          <table:table-cell table:style-name="ce46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8"/>
          <table:table-cell table:style-name="ce34" office:value-type="string" calcext:value-type="string">
            <text:p>Jesus heilt viel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42" office:value-type="float" office:value="3.11" calcext:value-type="float">
            <text:p>3.11</text:p>
          </table:table-cell>
          <table:table-cell table:style-name="ce45"/>
          <table:table-cell table:style-name="ce4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office:value-type="string" calcext:value-type="string">
            <text:p>?</text:p>
          </table:table-cell>
          <table:table-cell table:style-name="ce66" table:number-columns-repeated="8"/>
          <table:table-cell table:style-name="ce34" office:value-type="string" calcext:value-type="string">
            <text:p>Unreine Geis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4.01" calcext:value-type="float">
            <text:p>4.01</text:p>
          </table:table-cell>
          <table:table-cell table:style-name="ce18"/>
          <table:table-cell table:style-name="ce10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 office:value-type="float" office:value="8.195" calcext:value-type="float">
            <text:p>8.1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heimnisse des Reiches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2.41" calcext:value-type="float">
            <text:p>12.41</text:p>
          </table:table-cell>
          <table:table-cell table:style-name="ce18"/>
          <table:table-cell table:style-name="ce10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55"/>
          <table:table-cell table:style-name="ce10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Scherflein der Witw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2" calcext:value-type="float">
            <text:p>3.02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43" office:value-type="float" office:value="1.02" calcext:value-type="float">
            <text:p>1.020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43" table:formula="of:=[.N108]" office:value-type="float" office:value="8.195" calcext:value-type="float">
            <text:p>8.19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65" calcext:value-type="float">
            <text:p>1.06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/>
          <table:table-cell table:style-name="ce66"/>
          <table:table-cell table:style-name="ce34"/>
          <table:table-cell table:style-name="ce34" office:value-type="string" calcext:value-type="string">
            <text:p>Johannes: Tut Busse, Reich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5" calcext:value-type="float">
            <text:p>3.0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025" calcext:value-type="float">
            <text:p>1.025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6" office:value-type="float" office:value="3.025" calcext:value-type="float">
            <text:p>3.02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66" calcext:value-type="float">
            <text:p>1.06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7" office:value-type="string" calcext:value-type="string">
            <text:p>J</text:p>
          </table:table-cell>
          <table:table-cell/>
          <table:table-cell table:style-name="ce66"/>
          <table:table-cell table:style-name="ce34"/>
          <table:table-cell table:style-name="ce34" office:value-type="string" calcext:value-type="string">
            <text:p>Johannes in Judäa, Jordan, Jerusale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6" calcext:value-type="float">
            <text:p>3.06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026" calcext:value-type="float">
            <text:p>1.026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6" office:value-type="float" office:value="3.026" calcext:value-type="float">
            <text:p>3.026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67" calcext:value-type="float">
            <text:p>1.067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8"/>
          <table:table-cell/>
          <table:table-cell table:style-name="ce66"/>
          <table:table-cell table:style-name="ce34"/>
          <table:table-cell table:style-name="ce34" office:value-type="string" calcext:value-type="string">
            <text:p>Johannes tauft, Menschen bekennen ihre Sün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13" calcext:value-type="float">
            <text:p>3.13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027" calcext:value-type="float">
            <text:p>1.027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6" office:value-type="float" office:value="3.027" calcext:value-type="float">
            <text:p>3.027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068" calcext:value-type="float">
            <text:p>1.068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-&gt;J</text:p>
          </table:table-cell>
          <table:table-cell/>
          <table:table-cell table:style-name="ce66"/>
          <table:table-cell table:style-name="ce34" office:value-type="string" calcext:value-type="string">
            <text:p>Jesus kommt aus Galiläa zum Jorda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135" calcext:value-type="float">
            <text:p>3.135</text:p>
          </table:table-cell>
          <table:table-cell table:style-name="ce20"/>
          <table:table-cell table:style-name="ce31"/>
          <table:table-cell table:style-name="ce3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7" office:value-type="float" office:value="1.09" calcext:value-type="float">
            <text:p>1.09</text:p>
          </table:table-cell>
          <table:table-cell table:style-name="ce18"/>
          <table:table-cell table:style-name="ce3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48" office:value-type="float" office:value="3.21" calcext:value-type="float">
            <text:p>3.21</text:p>
          </table:table-cell>
          <table:table-cell table:style-name="ce59"/>
          <table:table-cell table:style-name="ce48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7" office:value-type="float" office:value="1.32" calcext:value-type="float">
            <text:p>1.32</text:p>
          </table:table-cell>
          <table:table-cell table:style-name="ce3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Taufe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8"/>
          <table:table-cell table:style-name="ce29"/>
          <table:table-cell table:style-name="ce3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7" office:value-type="float" office:value="1.12" calcext:value-type="float">
            <text:p>1.12</text:p>
          </table:table-cell>
          <table:table-cell table:style-name="ce18"/>
          <table:table-cell table:style-name="ce3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48" office:value-type="float" office:value="4.01" calcext:value-type="float">
            <text:p>4.01</text:p>
          </table:table-cell>
          <table:table-cell table:style-name="ce55"/>
          <table:table-cell table:style-name="ce3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such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015" calcext:value-type="float">
            <text:p>4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" calcext:value-type="float">
            <text:p>1.140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4.015" calcext:value-type="float">
            <text:p>4.01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Nach Ueberlieferung J.d.T: Jesus nach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17]" office:value-type="float" office:value="4.08" calcext:value-type="float">
            <text:p>4.08</text:p>
          </table:table-cell>
          <table:table-cell table:style-name="ce7" table:formula="of:=[.E117]" office:value-type="float" office:value="4.08" calcext:value-type="float">
            <text:p>4.08</text:p>
          </table:table-cell>
          <table:table-cell table:style-name="ce29" office:value-type="float" office:value="4.08" calcext:value-type="float">
            <text:p>4.08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5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26" calcext:value-type="float">
            <text:p>1.32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o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eufel zeigt alle Reiche der Wel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4" calcext:value-type="float">
            <text:p>3.24</text:p>
          </table:table-cell>
          <table:table-cell table:style-name="ce37"/>
          <table:table-cell table:style-name="ce1"/>
          <table:table-cell table:style-name="ce2"/>
          <table:table-cell table:number-columns-repeated="10"/>
          <table:table-cell table:style-name="ce69" office:value-type="string" calcext:value-type="string">
            <text:p>Johannes noch nicht ins Gefängnis geworfen</text:p>
          </table:table-cell>
          <table:table-cell table:style-name="ce73" table:number-columns-repeated="2"/>
          <table:table-cell table:style-name="ce69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16" calcext:value-type="float">
            <text:p>4.116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36" calcext:value-type="float">
            <text:p>1.360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48" office:value-type="float" office:value="3.19" calcext:value-type="float">
            <text:p>3.19</text:p>
          </table:table-cell>
          <table:table-cell table:style-name="ce55"/>
          <table:table-cell table:style-name="ce3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6" office:value-type="float" office:value="3.245" calcext:value-type="float">
            <text:p>3.24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Herodes wirft Johannes d. T. ins Gefängni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" calcext:value-type="float">
            <text:p>4.12</text:p>
          </table:table-cell>
          <table:table-cell table:style-name="ce21" office:value-type="float" office:value="4.12" calcext:value-type="float">
            <text:p>4.120</text:p>
          </table:table-cell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" calcext:value-type="float">
            <text:p>1.140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2.396" calcext:value-type="float">
            <text:p>2.396</text:p>
          </table:table-cell>
          <table:table-cell table:style-name="ce55"/>
          <table:table-cell table:style-name="ce6"/>
          <table:table-cell table:style-name="ce1"/>
          <table:table-cell table:style-name="ce2"/>
          <table:table-cell table:style-name="ce6" office:value-type="float" office:value="3.245" calcext:value-type="float">
            <text:p>3.24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hört, dass JdT überliefert, entweicht nach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" calcext:value-type="float">
            <text:p>4.12</text:p>
          </table:table-cell>
          <table:table-cell table:style-name="ce21" office:value-type="float" office:value="4.125" calcext:value-type="float">
            <text:p>4.125</text:p>
          </table:table-cell>
          <table:table-cell table:style-name="ce29"/>
          <table:table-cell table:style-name="ce3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2" calcext:value-type="float">
            <text:p>1.142</text:p>
          </table:table-cell>
          <table:table-cell table:style-name="ce3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48" office:value-type="float" office:value="4.14" calcext:value-type="float">
            <text:p>4.14</text:p>
          </table:table-cell>
          <table:table-cell table:style-name="ce55"/>
          <table:table-cell table:style-name="ce3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 office:value-type="float" office:value="1.328" calcext:value-type="float">
            <text:p>1.328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"/>
          <table:table-cell table:style-name="ce66" table:number-columns-repeated="3"/>
          <table:table-cell table:style-name="ce34" office:value-type="string" calcext:value-type="string">
            <text:p>Der Beginn der Verkündigung/des Wirkens Jesu i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5" calcext:value-type="float">
            <text:p>4.12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5" calcext:value-type="float">
            <text:p>1.145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33" calcext:value-type="float">
            <text:p>1.330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Jesus: Zeit erfüllt, Reich Gottes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3" calcext:value-type="float">
            <text:p>4.13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14" calcext:value-type="float">
            <text:p>1.140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4.141" calcext:value-type="float">
            <text:p>4.141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string" calcext:value-type="string">
            <text:p>1.32.9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Jesus wohnt in Kapernaum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24]" office:value-type="float" office:value="4.17" calcext:value-type="float">
            <text:p>4.17</text:p>
          </table:table-cell>
          <table:table-cell table:style-name="ce7" table:formula="of:=[.E124]" office:value-type="float" office:value="4.17" calcext:value-type="float">
            <text:p>4.17</text:p>
          </table:table-cell>
          <table:table-cell table:style-name="ce29" office:value-type="float" office:value="4.17" calcext:value-type="float">
            <text:p>4.17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5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1" calcext:value-type="float">
            <text:p>1.310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esus: Tut Busse, Reich Nahe</text:p>
          </table:table-cell>
          <table:table-cell table:style-name="ce34"/>
          <table:table-cell table:style-name="ce7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" calcext:value-type="float">
            <text:p>4.18</text:p>
          </table:table-cell>
          <table:table-cell table:style-name="ce18"/>
          <table:table-cell table:style-name="ce29"/>
          <table:table-cell table:style-name="ce3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24" office:value-type="float" office:value="1.16" calcext:value-type="float">
            <text:p>1.160</text:p>
          </table:table-cell>
          <table:table-cell table:style-name="ce3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55"/>
          <table:table-cell table:style-name="ce3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7" office:value-type="float" office:value="1.35" calcext:value-type="float">
            <text:p>1.35</text:p>
          </table:table-cell>
          <table:table-cell table:style-name="ce3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er wunderbare Fischzug/Die Berufung der ersten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4" calcext:value-type="float">
            <text:p>4.184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8" office:value-type="float" office:value="1.165" calcext:value-type="float">
            <text:p>1.17</text:p>
          </table:table-cell>
          <table:table-cell table:style-name="ce3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imon und Andreas: ich will euch zu Menschenfischern ma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5" calcext:value-type="float">
            <text:p>4.18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8" office:value-type="float" office:value="1.19" calcext:value-type="float">
            <text:p>1.19</text:p>
          </table:table-cell>
          <table:table-cell table:style-name="ce3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6" calcext:value-type="float">
            <text:p>5.016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akobus und Zebedäus: bessern Netze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6" calcext:value-type="float">
            <text:p>4.186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7" office:value-type="float" office:value="1.21" calcext:value-type="float">
            <text:p>1.21</text:p>
          </table:table-cell>
          <table:table-cell table:style-name="ce18"/>
          <table:table-cell table:style-name="ce3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55"/>
          <table:table-cell table:style-name="ce3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Jesus treibt in Kapernaum einen unreinen Geist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29]" office:value-type="float" office:value="4.23" calcext:value-type="float">
            <text:p>4.23</text:p>
          </table:table-cell>
          <table:table-cell table:style-name="ce7" table:formula="of:=[.E129]" office:value-type="float" office:value="4.23" calcext:value-type="float">
            <text:p>4.23</text:p>
          </table:table-cell>
          <table:table-cell table:style-name="ce29" office:value-type="float" office:value="4.23" calcext:value-type="float">
            <text:p>4.23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5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74" office:value-type="string" calcext:value-type="string">
            <text:p>Jesus predigt Ev. vom Reich, heilt jede Krankheit. Vgl Mt 9:35</text:p>
          </table:table-cell>
          <table:table-cell table:style-name="ce74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23" calcext:value-type="float">
            <text:p>4.23</text:p>
          </table:table-cell>
          <table:table-cell table:style-name="ce18"/>
          <table:table-cell table:style-name="ce29"/>
          <table:table-cell table:style-name="ce3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17" calcext:value-type="float">
            <text:p>6.17</text:p>
          </table:table-cell>
          <table:table-cell table:style-name="ce55"/>
          <table:table-cell table:style-name="ce3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das Evangelium des Reiches, heilt jede Krankheit, jedes Gebre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8"/>
          <table:table-cell table:style-name="ce29"/>
          <table:table-cell table:style-name="ce3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5"/>
          <table:table-cell table:style-name="ce3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eligpreisungen und Weheruf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18"/>
          <table:table-cell table:style-name="ce29"/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5" office:value-type="float" office:value="6.2" calcext:value-type="float">
            <text:p>6.20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ihr Armen, denn eu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3]" office:value-type="float" office:value="5.03" calcext:value-type="float">
            <text:p>5.03</text:p>
          </table:table-cell>
          <table:table-cell table:style-name="ce7" table:formula="of:=[.E133]" office:value-type="float" office:value="5.03" calcext:value-type="float">
            <text:p>5.03</text:p>
          </table:table-cell>
          <table:table-cell table:style-name="ce29" office:value-type="float" office:value="5.03" calcext:value-type="float">
            <text:p>5.03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6.205" calcext:value-type="float">
            <text:p>6.20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die Armen: Ihrer das Reich, Vgl Mt 5:10, Mt 5:19-20, Mt 6:9/13, Mt 6:33, Mt 7:2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13" calcext:value-type="float">
            <text:p>5.13</text:p>
          </table:table-cell>
          <table:table-cell table:style-name="ce18"/>
          <table:table-cell table:style-name="ce29"/>
          <table:table-cell table:style-name="ce3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6.206" calcext:value-type="float">
            <text:p>6.206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5.15" calcext:value-type="float">
            <text:p>5.150</text:p>
          </table:table-cell>
          <table:table-cell table:style-name="ce18"/>
          <table:table-cell table:style-name="ce29"/>
          <table:table-cell table:style-name="ce10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10" office:value-type="float" office:value="4.21" calcext:value-type="float">
            <text:p>4.21</text:p>
          </table:table-cell>
          <table:table-cell table:style-name="ce18"/>
          <table:table-cell table:style-name="ce10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55"/>
          <table:table-cell table:style-name="ce10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Licht auf dem Leuchter. Vgl Lk 11:33-36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25" calcext:value-type="float">
            <text:p>5.25</text:p>
          </table:table-cell>
          <table:table-cell table:style-name="ce18"/>
          <table:table-cell table:style-name="ce29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54" calcext:value-type="float">
            <text:p>12.54</text:p>
          </table:table-cell>
          <table:table-cell table:style-name="ce55"/>
          <table:table-cell table:style-name="ce10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Zeichen der Zeit, Ermahnung zur Versöhnlichkeit (Vgl Mt 16:1-3)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18"/>
          <table:table-cell table:style-name="ce29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10" office:value-type="float" office:value="10.2" calcext:value-type="float">
            <text:p>10.20</text:p>
          </table:table-cell>
          <table:table-cell table:style-name="ce18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10" office:value-type="float" office:value="16.18" calcext:value-type="float">
            <text:p>16.18</text:p>
          </table:table-cell>
          <table:table-cell table:style-name="ce55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hebruch und Ehescheidung (Vgl Mt 19:3-9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8" calcext:value-type="float">
            <text:p>5.38</text:p>
          </table:table-cell>
          <table:table-cell table:style-name="ce18"/>
          <table:table-cell table:style-name="ce29"/>
          <table:table-cell table:style-name="ce3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55"/>
          <table:table-cell table:style-name="ce3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Liebe zu den Fei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8"/>
          <table:table-cell table:style-name="ce29"/>
          <table:table-cell table:style-name="ce3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6.275" calcext:value-type="float">
            <text:p>6.27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8"/>
          <table:table-cell table:style-name="ce29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55"/>
          <table:table-cell table:style-name="ce10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Lehre uns beten / Vom Beten (das Vater unser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8" office:value-type="float" office:value="6.09" calcext:value-type="float">
            <text:p>6.09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55" office:value-type="float" office:value="11.02" calcext:value-type="float">
            <text:p>11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in Reich komm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19" calcext:value-type="float">
            <text:p>6.19</text:p>
          </table:table-cell>
          <table:table-cell table:style-name="ce18"/>
          <table:table-cell table:style-name="ce29"/>
          <table:table-cell table:style-name="ce10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22" calcext:value-type="float">
            <text:p>12.22</text:p>
          </table:table-cell>
          <table:table-cell table:style-name="ce55"/>
          <table:table-cell table:style-name="ce10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unnützen Sor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33" calcext:value-type="float">
            <text:p>6.33</text:p>
          </table:table-cell>
          <table:table-cell table:style-name="ce18" office:value-type="float" office:value="6.33" calcext:value-type="float">
            <text:p>6.3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31" calcext:value-type="float">
            <text:p>12.31</text:p>
          </table:table-cell>
          <table:table-cell table:style-name="ce55" office:value-type="float" office:value="12.31" calcext:value-type="float">
            <text:p>12.3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rachtet nach de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5" calcext:value-type="float">
            <text:p>6.3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32" calcext:value-type="float">
            <text:p>12.32</text:p>
          </table:table-cell>
          <table:table-cell table:style-name="ce55" office:value-type="float" office:value="12.32" calcext:value-type="float">
            <text:p>12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Fürchte dich nicht, du kleine Herde, Vater gibt euch das R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8"/>
          <table:table-cell table:style-name="ce29"/>
          <table:table-cell table:style-name="ce3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37" calcext:value-type="float">
            <text:p>6.37</text:p>
          </table:table-cell>
          <table:table-cell table:style-name="ce55"/>
          <table:table-cell table:style-name="ce3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dem Rich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06" calcext:value-type="float">
            <text:p>7.06</text:p>
          </table:table-cell>
          <table:table-cell table:style-name="ce18"/>
          <table:table-cell table:style-name="ce29"/>
          <table:table-cell table:style-name="ce3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6.375" calcext:value-type="float">
            <text:p>6.37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3" calcext:value-type="float">
            <text:p>7.13</text:p>
          </table:table-cell>
          <table:table-cell table:style-name="ce18"/>
          <table:table-cell table:style-name="ce29"/>
          <table:table-cell table:style-name="ce10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2" calcext:value-type="float">
            <text:p>13.22</text:p>
          </table:table-cell>
          <table:table-cell table:style-name="ce55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Enge Pforte (Vgl. Mt 7:21-23, 8:11-12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6" calcext:value-type="float">
            <text:p>7.16</text:p>
          </table:table-cell>
          <table:table-cell table:style-name="ce18"/>
          <table:table-cell table:style-name="ce29"/>
          <table:table-cell table:style-name="ce3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5"/>
          <table:table-cell table:style-name="ce3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Baum und die Früch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21" calcext:value-type="float">
            <text:p>7.21</text:p>
          </table:table-cell>
          <table:table-cell table:style-name="ce18"/>
          <table:table-cell table:style-name="ce29"/>
          <table:table-cell table:style-name="ce3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7" office:value-type="float" office:value="6.46" calcext:value-type="float">
            <text:p>6.46</text:p>
          </table:table-cell>
          <table:table-cell table:style-name="ce55"/>
          <table:table-cell table:style-name="ce3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kluge und der törichte Baumeis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3" calcext:value-type="float">
            <text:p>7.30</text:p>
          </table:table-cell>
          <table:table-cell table:style-name="ce18"/>
          <table:table-cell table:style-name="ce29"/>
          <table:table-cell table:style-name="ce37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7"/>
          <table:table-cell table:style-name="ce1"/>
          <table:table-cell table:style-name="ce2"/>
          <table:table-cell table:style-name="ce6" office:value-type="float" office:value="6.465" calcext:value-type="float">
            <text:p>6.465</text:p>
          </table:table-cell>
          <table:table-cell table:style-name="ce55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18"/>
          <table:table-cell table:style-name="ce29"/>
          <table:table-cell table:style-name="ce3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7" office:value-type="float" office:value="1.4" calcext:value-type="float">
            <text:p>1.40</text:p>
          </table:table-cell>
          <table:table-cell table:style-name="ce18"/>
          <table:table-cell table:style-name="ce3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5.12" calcext:value-type="float">
            <text:p>5.12</text:p>
          </table:table-cell>
          <table:table-cell table:style-name="ce55"/>
          <table:table-cell table:style-name="ce3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eines Aussätzi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5" calcext:value-type="float">
            <text:p>8.05</text:p>
          </table:table-cell>
          <table:table-cell table:style-name="ce18"/>
          <table:table-cell table:style-name="ce29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55"/>
          <table:table-cell table:style-name="ce10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Heilung des Knechtes des Hauptmanns. (Kapernaum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5" calcext:value-type="float">
            <text:p>8.05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11" calcext:value-type="float">
            <text:p>7.11</text:p>
          </table:table-cell>
          <table:table-cell table:style-name="ce55"/>
          <table:table-cell table:style-name="ce10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Auferweckung des Jünglings von Na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" calcext:value-type="float">
            <text:p>8.10</text:p>
          </table:table-cell>
          <table:table-cell table:style-name="ce7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n Israel nicht solchen Glauben gefunden, Söhne des Reiches her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9" calcext:value-type="float">
            <text:p>13.29</text:p>
          </table:table-cell>
          <table:table-cell table:style-name="ce55" office:value-type="float" office:value="13.29" calcext:value-type="float">
            <text:p>13.2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ie kommen von von Osten, Westen (Norden u. Süden) und werden zu Tische liegen i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" calcext:value-type="float">
            <text:p>8.120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8" calcext:value-type="float">
            <text:p>13.28</text:p>
          </table:table-cell>
          <table:table-cell table:style-name="ce55" office:value-type="float" office:value="13.28" calcext:value-type="float">
            <text:p>13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… ihr aber hin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5" calcext:value-type="float">
            <text:p>8.1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014" calcext:value-type="float">
            <text:p>12.01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4.15" calcext:value-type="float">
            <text:p>14.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Glückselig, wer Brot essen wird i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8"/>
          <table:table-cell table:style-name="ce29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18"/>
          <table:table-cell table:style-name="ce10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7" office:value-type="float" office:value="4.38" calcext:value-type="float">
            <text:p>4.38</text:p>
          </table:table-cell>
          <table:table-cell table:style-name="ce55"/>
          <table:table-cell table:style-name="ce10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der Schwiegermutter des Petrus und anderer Krank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table:formula="of:=[.O159]" office:value-type="float" office:value="4.41" calcext:value-type="float">
            <text:p>4.41</text:p>
          </table:table-cell>
          <table:table-cell table:style-name="ce55" office:value-type="float" office:value="4.41" calcext:value-type="float">
            <text:p>4.4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table:formula="of:=[.O160]" office:value-type="float" office:value="4.42" calcext:value-type="float">
            <text:p>4.42</text:p>
          </table:table-cell>
          <table:table-cell table:style-name="ce55" office:value-type="float" office:value="4.42" calcext:value-type="float">
            <text:p>4.4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Ich muss auch andern Städten vom Evangelium vom Reich verkünden, dann dazu bin ich gesand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table:formula="of:=[.O162]" office:value-type="float" office:value="4.44" calcext:value-type="float">
            <text:p>4.44</text:p>
          </table:table-cell>
          <table:table-cell table:style-name="ce55" office:value-type="float" office:value="4.44" calcext:value-type="float">
            <text:p>4.4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in den Synagogen vo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18"/>
          <table:table-cell table:style-name="ce29"/>
          <table:table-cell table:style-name="ce10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4" office:value-type="float" office:value="1.29" calcext:value-type="float">
            <text:p>1.29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4" office:value-type="float" office:value="4.38" calcext:value-type="float">
            <text:p>4.38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Am Abend: Heilung aller Leidenden, Geisteraustrei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8.18" calcext:value-type="float">
            <text:p>8.18</text:p>
          </table:table-cell>
          <table:table-cell table:style-name="ce18"/>
          <table:table-cell table:style-name="ce29"/>
          <table:table-cell table:style-name="ce10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5" office:value-type="float" office:value="9.57" calcext:value-type="float">
            <text:p>9.57</text:p>
          </table:table-cell>
          <table:table-cell table:style-name="ce10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Preis der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5" office:value-type="float" office:value="9.57" calcext:value-type="float">
            <text:p>9.5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Ich will dir nachfolg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5" office:value-type="float" office:value="9.58" calcext:value-type="float">
            <text:p>9.5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Füchse haben Höhlen …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5" office:value-type="float" office:value="9.6" calcext:value-type="float">
            <text:p>9.6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eh hin, verkündige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55"/>
          <table:table-cell table:style-name="ce10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ssendung der siebzig <text:s/>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8.21" calcext:value-type="float">
            <text:p>8.2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9" calcext:value-type="float">
            <text:p>9.59</text:p>
          </table:table-cell>
          <table:table-cell table:style-name="ce55" office:value-type="float" office:value="9.59" calcext:value-type="float">
            <text:p>9.5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Folge mir nach, Erlaube mir, meinen Vater zu begrab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1" calcext:value-type="float">
            <text:p>8.21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9" calcext:value-type="float">
            <text:p>9.59</text:p>
          </table:table-cell>
          <table:table-cell table:style-name="ce55" office:value-type="float" office:value="9.595" calcext:value-type="float">
            <text:p>9.60</text:p>
          </table:table-cell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Lass Tote Tote begraben – Verkündige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5" calcext:value-type="float">
            <text:p>8.2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62" calcext:value-type="float">
            <text:p>9.62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Zurückblickende sind nicht geschickt fürs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3" calcext:value-type="float">
            <text:p>8.23</text:p>
          </table:table-cell>
          <table:table-cell table:style-name="ce18"/>
          <table:table-cell table:style-name="ce29"/>
          <table:table-cell table:style-name="ce10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10" office:value-type="float" office:value="4.35" calcext:value-type="float">
            <text:p>4.35</text:p>
          </table:table-cell>
          <table:table-cell table:style-name="ce18"/>
          <table:table-cell table:style-name="ce10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7" office:value-type="float" office:value="8.22" calcext:value-type="float">
            <text:p>8.22</text:p>
          </table:table-cell>
          <table:table-cell table:style-name="ce55"/>
          <table:table-cell table:style-name="ce10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34" office:value-type="string" calcext:value-type="string">
            <text:p>Jesus stillt den Stur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8" calcext:value-type="float">
            <text:p>8.28</text:p>
          </table:table-cell>
          <table:table-cell table:style-name="ce18"/>
          <table:table-cell table:style-name="ce29"/>
          <table:table-cell table:style-name="ce10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10" office:value-type="float" office:value="5.01" calcext:value-type="float">
            <text:p>5.01</text:p>
          </table:table-cell>
          <table:table-cell table:style-name="ce18"/>
          <table:table-cell table:style-name="ce10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7" office:value-type="float" office:value="8.26" calcext:value-type="float">
            <text:p>8.26</text:p>
          </table:table-cell>
          <table:table-cell table:style-name="ce55"/>
          <table:table-cell table:style-name="ce10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Die Heilung von zwei Besessenen/eines Besess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8"/>
          <table:table-cell table:style-name="ce29"/>
          <table:table-cell table:style-name="ce10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8"/>
          <table:table-cell table:style-name="ce10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55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Heilung eines Gelähmten/Sündenverge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9" calcext:value-type="float">
            <text:p>9.09</text:p>
          </table:table-cell>
          <table:table-cell table:style-name="ce18"/>
          <table:table-cell table:style-name="ce29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8"/>
          <table:table-cell table:style-name="ce10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7" office:value-type="float" office:value="5.27" calcext:value-type="float">
            <text:p>5.27</text:p>
          </table:table-cell>
          <table:table-cell table:style-name="ce55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rufung des Matthäus/Lev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8"/>
          <table:table-cell table:style-name="ce29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2.18" calcext:value-type="float">
            <text:p>2.18</text:p>
          </table:table-cell>
          <table:table-cell table:style-name="ce18"/>
          <table:table-cell table:style-name="ce10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7" office:value-type="float" office:value="5.33" calcext:value-type="float">
            <text:p>5.33</text:p>
          </table:table-cell>
          <table:table-cell table:style-name="ce55"/>
          <table:table-cell table:style-name="ce10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Fasten, Gleichnisse vom neuen Flicken und vom neuen We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18"/>
          <table:table-cell table:style-name="ce29"/>
          <table:table-cell table:style-name="ce10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10" office:value-type="float" office:value="5.22" calcext:value-type="float">
            <text:p>5.22</text:p>
          </table:table-cell>
          <table:table-cell table:style-name="ce18"/>
          <table:table-cell table:style-name="ce10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7" office:value-type="float" office:value="8.41" calcext:value-type="float">
            <text:p>8.41</text:p>
          </table:table-cell>
          <table:table-cell table:style-name="ce55"/>
          <table:table-cell table:style-name="ce10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Auferweckung der Tochter des Jai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9.2" calcext:value-type="float">
            <text:p>9.200</text:p>
          </table:table-cell>
          <table:table-cell table:style-name="ce23"/>
          <table:table-cell table:style-name="ce32"/>
          <table:table-cell table:style-name="ce3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1" office:value-type="float" office:value="5.25" calcext:value-type="float">
            <text:p>5.250</text:p>
          </table:table-cell>
          <table:table-cell table:style-name="ce23"/>
          <table:table-cell table:style-name="ce3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1" office:value-type="float" office:value="8.43" calcext:value-type="float">
            <text:p>8.430</text:p>
          </table:table-cell>
          <table:table-cell table:style-name="ce58"/>
          <table:table-cell table:style-name="ce3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einer blutflüssigen Frau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27" calcext:value-type="float">
            <text:p>9.27</text:p>
          </table:table-cell>
          <table:table-cell table:style-name="ce18"/>
          <table:table-cell table:style-name="ce29"/>
          <table:table-cell table:style-name="ce10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1" office:value-type="float" office:value="8.22" calcext:value-type="float">
            <text:p>8.220</text:p>
          </table:table-cell>
          <table:table-cell table:style-name="ce18"/>
          <table:table-cell table:style-name="ce3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8"/>
          <table:table-cell table:style-name="ce34" office:value-type="string" calcext:value-type="string">
            <text:p>Heilung von zwei Blinden (Mk: einem Blinden in Bethsaida). Vgl Mt 12:22ff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2" calcext:value-type="float">
            <text:p>9.32</text:p>
          </table:table-cell>
          <table:table-cell table:style-name="ce18"/>
          <table:table-cell table:style-name="ce29"/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9.116" calcext:value-type="float">
            <text:p>9.116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Dämonenaustreibung von einem Besessenen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1]" office:value-type="float" office:value="9.34" calcext:value-type="float">
            <text:p>9.34</text:p>
          </table:table-cell>
          <table:table-cell table:style-name="ce7" table:formula="of:=[.E181]" office:value-type="float" office:value="9.34" calcext:value-type="float">
            <text:p>9.34</text:p>
          </table:table-cell>
          <table:table-cell table:style-name="ce29" office:value-type="float" office:value="9.34" calcext:value-type="float">
            <text:p>9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9.117" calcext:value-type="float">
            <text:p>9.117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Pharisäer: Er treibt Dämonen durch oberste der Dämonen aus (Vgl Mt 12:22ff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8" office:value-type="float" office:value="9.37" calcext:value-type="float">
            <text:p>9.37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5" office:value-type="float" office:value="10.02" calcext:value-type="float">
            <text:p>10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grosse Ernte aber wenig Arbeit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8"/>
          <table:table-cell table:style-name="ce29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rosse Ernt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0.025" calcext:value-type="float">
            <text:p>10.02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8"/>
          <table:table-cell table:style-name="ce29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9" office:value-type="float" office:value="3.13" calcext:value-type="float">
            <text:p>3.130</text:p>
          </table:table-cell>
          <table:table-cell table:style-name="ce18"/>
          <table:table-cell table:style-name="ce10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9" office:value-type="float" office:value="6.12" calcext:value-type="float">
            <text:p>6.120</text:p>
          </table:table-cell>
          <table:table-cell table:style-name="ce55"/>
          <table:table-cell table:style-name="ce10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Befehle an die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6]" office:value-type="float" office:value="10.01" calcext:value-type="float">
            <text:p>10.01</text:p>
          </table:table-cell>
          <table:table-cell table:style-name="ce18" office:value-type="float" office:value="10.01" calcext:value-type="float">
            <text:p>10.0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9.015" calcext:value-type="float">
            <text:p>9.0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ie Wahl/Berufung/Aussendung der zwölf Apostel (Vgl Mk 6:7-11, Lk 9:1-5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6.07" calcext:value-type="float">
            <text:p>6.07</text:p>
          </table:table-cell>
          <table:table-cell table:style-name="ce18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55"/>
          <table:table-cell table:style-name="ce10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70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70" office:value-type="string" calcext:value-type="string">
            <text:p>Apostel kehren zurück, nach Bethsaid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9]" office:value-type="float" office:value="10.07" calcext:value-type="float">
            <text:p>10.07</text:p>
          </table:table-cell>
          <table:table-cell table:style-name="ce7" table:formula="of:=[.E189]" office:value-type="float" office:value="10.07" calcext:value-type="float">
            <text:p>10.07</text:p>
          </table:table-cell>
          <table:table-cell table:style-name="ce29" office:value-type="float" office:value="10.07" calcext:value-type="float">
            <text:p>10.0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6.125" calcext:value-type="float">
            <text:p>6.12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o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/>
          <table:table-cell table:style-name="ce34" office:value-type="string" calcext:value-type="string">
            <text:p>Sprecht: Reich Nahe, heilt, reinigt, weckt auf, treibt aus. Gratis erhalten, gratis geben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urchzieht Stadt und Dorf, predigt das Evangelium vo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8" calcext:value-type="float">
            <text:p>9.38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09" calcext:value-type="float">
            <text:p>10.09</text:p>
          </table:table-cell>
          <table:table-cell table:style-name="ce55" office:value-type="float" office:value="10.09" calcext:value-type="float">
            <text:p>10.0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Sprecht: das Reich Gottes ist nahe gekommen (Vgl Mt 10: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65" calcext:value-type="float">
            <text:p>10.16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8" calcext:value-type="float">
            <text:p>9.338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03" calcext:value-type="float">
            <text:p>10.03</text:p>
          </table:table-cell>
          <table:table-cell table:style-name="ce55" office:value-type="float" office:value="10.03" calcext:value-type="float">
            <text:p>10.03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Wie Lämmer unter die Wölf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75" calcext:value-type="float">
            <text:p>10.175</text:p>
          </table:table-cell>
          <table:table-cell table:style-name="ce18" office:value-type="float" office:value="10.17" calcext:value-type="float">
            <text:p>10.17</text:p>
          </table:table-cell>
          <table:table-cell table:style-name="ce29"/>
          <table:table-cell table:style-name="ce10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11" calcext:value-type="float">
            <text:p>12.11</text:p>
          </table:table-cell>
          <table:table-cell table:style-name="ce55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n kommenden Verfolgungen (Vgl Lk 21:12-1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115" calcext:value-type="float">
            <text:p>12.1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Wenn sie den Hausherrn Beelzebub genannt haben…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5]" office:value-type="float" office:value="10.26" calcext:value-type="float">
            <text:p>10.26</text:p>
          </table:table-cell>
          <table:table-cell table:style-name="ce18" office:value-type="float" office:value="10.26" calcext:value-type="float">
            <text:p>10.26</text:p>
          </table:table-cell>
          <table:table-cell table:style-name="ce29"/>
          <table:table-cell table:style-name="ce10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02" calcext:value-type="float">
            <text:p>12.02</text:p>
          </table:table-cell>
          <table:table-cell table:style-name="ce55"/>
          <table:table-cell table:style-name="ce10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m Bekenn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6]" office:value-type="float" office:value="10.34" calcext:value-type="float">
            <text:p>10.34</text:p>
          </table:table-cell>
          <table:table-cell table:style-name="ce18" office:value-type="float" office:value="10.34" calcext:value-type="float">
            <text:p>10.34</text:p>
          </table:table-cell>
          <table:table-cell table:style-name="ce29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51" calcext:value-type="float">
            <text:p>12.51</text:p>
          </table:table-cell>
          <table:table-cell table:style-name="ce55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Kämpfe und Opfer der Nachfolge (vgl Mt 16:24-25, Lk 14:26-33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7]" office:value-type="float" office:value="10.37" calcext:value-type="float">
            <text:p>10.37</text:p>
          </table:table-cell>
          <table:table-cell table:style-name="ce18" office:value-type="float" office:value="10.37" calcext:value-type="float">
            <text:p>10.37</text:p>
          </table:table-cell>
          <table:table-cell table:style-name="ce29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10" office:value-type="float" office:value="14.25" calcext:value-type="float">
            <text:p>14.25</text:p>
          </table:table-cell>
          <table:table-cell table:style-name="ce55"/>
          <table:table-cell table:style-name="ce10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Bedingungen der Nachfolge (Vgl. Mt 16:24-26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8]" office:value-type="float" office:value="10.4" calcext:value-type="float">
            <text:p>10.40</text:p>
          </table:table-cell>
          <table:table-cell table:style-name="ce18" office:value-type="float" office:value="10.4" calcext:value-type="float">
            <text:p>10.40</text:p>
          </table:table-cell>
          <table:table-cell table:style-name="ce29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4.255" calcext:value-type="float">
            <text:p>14.2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m gerechten Lohn (Vgl Mt 25:34-40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8"/>
          <table:table-cell table:style-name="ce29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5"/>
          <table:table-cell table:style-name="ce10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und Johannes der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5" office:value-type="float" office:value="7.28" calcext:value-type="float">
            <text:p>7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r Kleinste im Reich Gottes grösser als Joh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33" calcext:value-type="float">
            <text:p>7.33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ohannes ass nicht, Jesus as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5" calcext:value-type="float">
            <text:p>11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36" calcext:value-type="float">
            <text:p>7.36</text:p>
          </table:table-cell>
          <table:table-cell table:style-name="ce55"/>
          <table:table-cell table:style-name="ce10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Salbung Jesu im Haus des Pharisä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6" calcext:value-type="float">
            <text:p>11.01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55"/>
          <table:table-cell table:style-name="ce10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ienenden Frauen in der Begleit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7.18" calcext:value-type="float">
            <text:p>7.18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ohannes hört im Gefängnis die Werke des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7" calcext:value-type="float">
            <text:p>11.07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24" calcext:value-type="float">
            <text:p>7.24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über Johannes: Was seid ihr in die Wüste hinaus gegangen…?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8"/>
          <table:table-cell table:style-name="ce29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16" calcext:value-type="float">
            <text:p>16.16</text:p>
          </table:table-cell>
          <table:table-cell table:style-name="ce55"/>
          <table:table-cell table:style-name="ce10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esetz bis auf Johannes, dann Verkündigung des Reiches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18"/>
          <table:table-cell table:style-name="ce29"/>
          <table:table-cell table:style-name="ce10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55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eheruf über unbussfertige Städ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05" calcext:value-type="float">
            <text:p>11.20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55"/>
          <table:table-cell table:style-name="ce4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rosse Vorrecht der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3" calcext:value-type="float">
            <text:p>11.23</text:p>
          </table:table-cell>
          <table:table-cell table:style-name="ce18" office:value-type="float" office:value="11.23" calcext:value-type="float">
            <text:p>11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15" calcext:value-type="float">
            <text:p>10.15</text:p>
          </table:table-cell>
          <table:table-cell table:style-name="ce55" office:value-type="float" office:value="10.15" calcext:value-type="float">
            <text:p>10.15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Kapernau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5" calcext:value-type="float">
            <text:p>11.25</text:p>
          </table:table-cell>
          <table:table-cell table:style-name="ce18"/>
          <table:table-cell table:style-name="ce29"/>
          <table:table-cell table:style-name="ce10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51" office:value-type="float" office:value="10.21" calcext:value-type="float">
            <text:p>10.21</text:p>
          </table:table-cell>
          <table:table-cell table:style-name="ce60"/>
          <table:table-cell table:style-name="ce10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, der heiland für die Unmündigen und Bedrück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8"/>
          <table:table-cell table:style-name="ce29"/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18"/>
          <table:table-cell table:style-name="ce10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55"/>
          <table:table-cell table:style-name="ce10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ist der Herr über den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9" calcext:value-type="float">
            <text:p>12.09</text:p>
          </table:table-cell>
          <table:table-cell table:style-name="ce18"/>
          <table:table-cell table:style-name="ce29"/>
          <table:table-cell table:style-name="ce10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8"/>
          <table:table-cell table:style-name="ce10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7" office:value-type="float" office:value="6.06" calcext:value-type="float">
            <text:p>6.06</text:p>
          </table:table-cell>
          <table:table-cell table:style-name="ce55"/>
          <table:table-cell table:style-name="ce10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er Mann mit der verdorrten H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14" calcext:value-type="float">
            <text:p>12.14</text:p>
          </table:table-cell>
          <table:table-cell table:style-name="ce18"/>
          <table:table-cell table:style-name="ce29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3.07" calcext:value-type="float">
            <text:p>3.07</text:p>
          </table:table-cell>
          <table:table-cell table:style-name="ce18"/>
          <table:table-cell table:style-name="ce10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, der Knecht Gottes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18"/>
          <table:table-cell table:style-name="ce29"/>
          <table:table-cell table:style-name="ce10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4" office:value-type="float" office:value="3.2" calcext:value-type="float">
            <text:p>3.200</text:p>
          </table:table-cell>
          <table:table-cell table:style-name="ce18"/>
          <table:table-cell table:style-name="ce4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7" office:value-type="float" office:value="11.14" calcext:value-type="float">
            <text:p>11.14</text:p>
          </table:table-cell>
          <table:table-cell table:style-name="ce55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Jesu Macht über die bösen Geister. Austreibung eines Dämo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4" calcext:value-type="float">
            <text:p>12.24</text:p>
          </table:table-cell>
          <table:table-cell table:style-name="ce18"/>
          <table:table-cell table:style-name="ce29"/>
          <table:table-cell table:style-name="ce10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18"/>
          <table:table-cell table:style-name="ce10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</text:p>
          </table:table-cell>
          <table:table-cell table:style-name="ce55"/>
          <table:table-cell table:style-name="ce10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Lästerung gegen den Heiligen Geis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5" calcext:value-type="float">
            <text:p>12.24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urch Beelzebub treibt er die Dämonen a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5" calcext:value-type="float">
            <text:p>12.25</text:p>
          </table:table-cell>
          <table:table-cell table:style-name="ce18" office:value-type="float" office:value="12.25" calcext:value-type="float">
            <text:p>12.25</text:p>
          </table:table-cell>
          <table:table-cell table:style-name="ce29"/>
          <table:table-cell table:style-name="ce10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24" calcext:value-type="float">
            <text:p>11.24</text:p>
          </table:table-cell>
          <table:table-cell table:style-name="ce55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Rückkehr des unreinen Geis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8" calcext:value-type="float">
            <text:p>12.28</text:p>
          </table:table-cell>
          <table:table-cell table:style-name="ce18" office:value-type="float" office:value="12.28" calcext:value-type="float">
            <text:p>12.28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3.225" calcext:value-type="float">
            <text:p>3.2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ich durch den Geist Gottes die Dämonen austreibe, ist das Reich Gottes zu euch gek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5" calcext:value-type="float">
            <text:p>12.2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3.24" calcext:value-type="float">
            <text:p>3.2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17" calcext:value-type="float">
            <text:p>11.17</text:p>
          </table:table-cell>
          <table:table-cell table:style-name="ce55" office:value-type="float" office:value="11.17" calcext:value-type="float">
            <text:p>11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Reich wider sich selbst entzweit? Wie besteht es?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3" calcext:value-type="float">
            <text:p>12.33</text:p>
          </table:table-cell>
          <table:table-cell table:style-name="ce18"/>
          <table:table-cell table:style-name="ce29"/>
          <table:table-cell table:style-name="ce10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5"/>
          <table:table-cell table:style-name="ce10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Gottes Gericht über das Böse im Mens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18"/>
          <table:table-cell table:style-name="ce29"/>
          <table:table-cell table:style-name="ce10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1.29" calcext:value-type="float">
            <text:p>11.29</text:p>
          </table:table-cell>
          <table:table-cell table:style-name="ce55"/>
          <table:table-cell table:style-name="ce10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Zeichen des Propheten Jo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46" calcext:value-type="float">
            <text:p>12.46</text:p>
          </table:table-cell>
          <table:table-cell table:style-name="ce18"/>
          <table:table-cell table:style-name="ce29"/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10" office:value-type="float" office:value="3.31" calcext:value-type="float">
            <text:p>3.31</text:p>
          </table:table-cell>
          <table:table-cell table:style-name="ce18"/>
          <table:table-cell table:style-name="ce10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7" office:value-type="float" office:value="8.19" calcext:value-type="float">
            <text:p>8.19</text:p>
          </table:table-cell>
          <table:table-cell table:style-name="ce55"/>
          <table:table-cell table:style-name="ce7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wahren Verwandten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3]" office:value-type="float" office:value="12.5" calcext:value-type="float">
            <text:p>12.50</text:p>
          </table:table-cell>
          <table:table-cell table:style-name="ce24" office:value-type="float" office:value="12.5" calcext:value-type="float">
            <text:p>12.500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Wer den Willen des Vaters tut, vgl Mt 21:3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24" office:value-type="float" office:value="13.005" calcext:value-type="float">
            <text:p>13.005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redet vieles in Gleichnissen (Mt 13;3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5]" office:value-type="float" office:value="13.01" calcext:value-type="float">
            <text:p>13.01</text:p>
          </table:table-cell>
          <table:table-cell table:style-name="ce24" office:value-type="float" office:value="13.01" calcext:value-type="float">
            <text:p>13.010</text:p>
          </table:table-cell>
          <table:table-cell table:style-name="ce29"/>
          <table:table-cell table:style-name="ce10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Geheimnisse des Reiches der Himmel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6]" office:value-type="float" office:value="13.03" calcext:value-type="float">
            <text:p>13.03</text:p>
          </table:table-cell>
          <table:table-cell table:style-name="ce24" office:value-type="float" office:value="13.03" calcext:value-type="float">
            <text:p>13.030</text:p>
          </table:table-cell>
          <table:table-cell table:style-name="ce29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18"/>
          <table:table-cell table:style-name="ce10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7" office:value-type="float" office:value="8.04" calcext:value-type="float">
            <text:p>8.04</text:p>
          </table:table-cell>
          <table:table-cell table:style-name="ce55"/>
          <table:table-cell table:style-name="ce10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7]" office:value-type="float" office:value="13.1" calcext:value-type="float">
            <text:p>13.10</text:p>
          </table:table-cell>
          <table:table-cell table:style-name="ce24" office:value-type="float" office:value="13.1" calcext:value-type="float">
            <text:p>13.100</text:p>
          </table:table-cell>
          <table:table-cell table:style-name="ce29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 office:value-type="float" office:value="4.1" calcext:value-type="float">
            <text:p>4.10</text:p>
          </table:table-cell>
          <table:table-cell table:style-name="ce18"/>
          <table:table-cell table:style-name="ce10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8.09" calcext:value-type="float">
            <text:p>8.09</text:p>
          </table:table-cell>
          <table:table-cell table:style-name="ce55"/>
          <table:table-cell table:style-name="ce10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er Grund für die Gleichnisre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05" calcext:value-type="float">
            <text:p>13.10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4.11" calcext:value-type="float">
            <text:p>4.11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8.095" calcext:value-type="float">
            <text:p>8.0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Euch ist es gegeben, das Geheimnis des Reiches Gottes zu wissen, jenen aber in Gleichniss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9]" office:value-type="float" office:value="13.11" calcext:value-type="float">
            <text:p>13.11</text:p>
          </table:table-cell>
          <table:table-cell table:style-name="ce7" table:formula="of:=[.E229]" office:value-type="float" office:value="13.11" calcext:value-type="float">
            <text:p>13.11</text:p>
          </table:table-cell>
          <table:table-cell table:style-name="ce29" office:value-type="float" office:value="13.11" calcext:value-type="float">
            <text:p>13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4.035" calcext:value-type="float">
            <text:p>4.035</text:p>
          </table:table-cell>
          <table:table-cell table:style-name="ce18" office:value-type="float" office:value="4.11" calcext:value-type="float">
            <text:p>4.11</text:p>
          </table:table-cell>
          <table:table-cell table:style-name="ce10"/>
          <table:table-cell table:style-name="ce1"/>
          <table:table-cell table:style-name="ce2"/>
          <table:table-cell table:style-name="ce7" office:value-type="float" office:value="8.1" calcext:value-type="float">
            <text:p>8.1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/>
          <table:table-cell table:style-name="ce34" office:value-type="string" calcext:value-type="string">
            <text:p>Jünger verstehen Geheimnisse des Reiches, jene nicht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30]" office:value-type="float" office:value="13.18" calcext:value-type="float">
            <text:p>13.180</text:p>
          </table:table-cell>
          <table:table-cell table:style-name="ce18" office:value-type="float" office:value="13.18" calcext:value-type="float">
            <text:p>13.18</text:p>
          </table:table-cell>
          <table:table-cell table:style-name="ce29"/>
          <table:table-cell table:style-name="ce10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10" office:value-type="float" office:value="4.14" calcext:value-type="float">
            <text:p>4.14</text:p>
          </table:table-cell>
          <table:table-cell table:style-name="ce18"/>
          <table:table-cell table:style-name="ce10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55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Deutung des Gleichnisse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31]" office:value-type="float" office:value="13.24" calcext:value-type="float">
            <text:p>13.240</text:p>
          </table:table-cell>
          <table:table-cell table:style-name="ce18" office:value-type="float" office:value="13.24" calcext:value-type="float">
            <text:p>13.24</text:p>
          </table:table-cell>
          <table:table-cell table:style-name="ce29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8.115" calcext:value-type="float">
            <text:p>8.1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Unkraut unter dem Weiz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5" calcext:value-type="float">
            <text:p>13.30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4.26" calcext:value-type="float">
            <text:p>4.26</text:p>
          </table:table-cell>
          <table:table-cell table:style-name="ce18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 office:value-type="float" office:value="13.175" calcext:value-type="float">
            <text:p>13.17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leichnis vom Wachstum der Saa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7" calcext:value-type="float">
            <text:p>13.307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Wie sollen wir das Reich Gottes vergleichen?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4]" office:value-type="float" office:value="13.31" calcext:value-type="float">
            <text:p>13.31</text:p>
          </table:table-cell>
          <table:table-cell table:style-name="ce18" office:value-type="float" office:value="13.31" calcext:value-type="float">
            <text:p>13.31</text:p>
          </table:table-cell>
          <table:table-cell table:style-name="ce29"/>
          <table:table-cell table:style-name="ce10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8"/>
          <table:table-cell table:style-name="ce10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55"/>
          <table:table-cell table:style-name="ce10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Das Gleichnis vom Senfkor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15" calcext:value-type="float">
            <text:p>13.3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304" calcext:value-type="float">
            <text:p>4.30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3.2" calcext:value-type="float">
            <text:p>13.20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office:value-type="string" calcext:value-type="string">
            <text:p>Wem soll ich das Reich verglei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6]" office:value-type="float" office:value="13.33" calcext:value-type="float">
            <text:p>13.33</text:p>
          </table:table-cell>
          <table:table-cell table:style-name="ce18" office:value-type="float" office:value="13.33" calcext:value-type="float">
            <text:p>13.33</text:p>
          </table:table-cell>
          <table:table-cell table:style-name="ce29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" calcext:value-type="float">
            <text:p>13.20</text:p>
          </table:table-cell>
          <table:table-cell table:style-name="ce55"/>
          <table:table-cell table:style-name="ce10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auerteig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7]" office:value-type="float" office:value="13.36" calcext:value-type="float">
            <text:p>13.36</text:p>
          </table:table-cell>
          <table:table-cell table:style-name="ce18" office:value-type="float" office:value="13.36" calcext:value-type="float">
            <text:p>13.36</text:p>
          </table:table-cell>
          <table:table-cell table:style-name="ce29"/>
          <table:table-cell table:style-name="ce10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Deutung des Gleichnisses vom Unkrau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8]" office:value-type="float" office:value="13.44" calcext:value-type="float">
            <text:p>13.44</text:p>
          </table:table-cell>
          <table:table-cell table:style-name="ce18" office:value-type="float" office:value="13.44" calcext:value-type="float">
            <text:p>13.44</text:p>
          </table:table-cell>
          <table:table-cell table:style-name="ce29"/>
          <table:table-cell table:style-name="ce10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chatz im Acker und von der kostbaren Perl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9]" office:value-type="float" office:value="13.47" calcext:value-type="float">
            <text:p>13.47</text:p>
          </table:table-cell>
          <table:table-cell table:style-name="ce18" office:value-type="float" office:value="13.47" calcext:value-type="float">
            <text:p>13.47</text:p>
          </table:table-cell>
          <table:table-cell table:style-name="ce29"/>
          <table:table-cell table:style-name="ce10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Fichernetz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53" calcext:value-type="float">
            <text:p>13.53</text:p>
          </table:table-cell>
          <table:table-cell table:style-name="ce18"/>
          <table:table-cell table:style-name="ce29"/>
          <table:table-cell table:style-name="ce10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8"/>
          <table:table-cell table:style-name="ce10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10" office:value-type="float" office:value="4.16" calcext:value-type="float">
            <text:p>4.16</text:p>
          </table:table-cell>
          <table:table-cell table:style-name="ce55"/>
          <table:table-cell table:style-name="ce10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1]" office:value-type="float" office:value="13.58" calcext:value-type="float">
            <text:p>13.58</text:p>
          </table:table-cell>
          <table:table-cell table:style-name="ce18" office:value-type="float" office:value="13.58" calcext:value-type="float">
            <text:p>13.58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5"/>
          <table:table-cell table:style-name="ce66" office:value-type="string" calcext:value-type="string">
            <text:p>-</text:p>
          </table:table-cell>
          <table:table-cell table:style-name="ce66" table:number-columns-repeated="4"/>
          <table:table-cell table:style-name="ce34"/>
          <table:table-cell office:value-type="string" calcext:value-type="string">
            <text:p>Tut nicht viele Wund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02" calcext:value-type="float">
            <text:p>14.0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6.14" calcext:value-type="float">
            <text:p>6.1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07" calcext:value-type="float">
            <text:p>9.07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69" office:value-type="string" calcext:value-type="string">
            <text:p>Herodes glaubt, Johannes sei aus den Toten auferstanden</text:p>
          </table:table-cell>
          <table:table-cell table:style-name="ce69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2" office:value-type="float" office:value="14.1" calcext:value-type="float">
            <text:p>14.10</text:p>
          </table:table-cell>
          <table:table-cell table:style-name="ce18"/>
          <table:table-cell table:style-name="ce29"/>
          <table:table-cell table:style-name="ce10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18"/>
          <table:table-cell table:style-name="ce10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6" office:value-type="float" office:value="9.065" calcext:value-type="float">
            <text:p>9.065</text:p>
          </table:table-cell>
          <table:table-cell table:style-name="ce55"/>
          <table:table-cell table:style-name="ce10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69" office:value-type="string" calcext:value-type="string">
            <text:p>Der Tod/Die Enthauptung Johannes des Täufers</text:p>
          </table:table-cell>
          <table:table-cell table:style-name="ce69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" calcext:value-type="float">
            <text:p>14.13</text:p>
          </table:table-cell>
          <table:table-cell table:style-name="ce18"/>
          <table:table-cell table:style-name="ce29"/>
          <table:table-cell table:style-name="ce10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6.3" calcext:value-type="float">
            <text:p>6.30</text:p>
          </table:table-cell>
          <table:table-cell table:style-name="ce18"/>
          <table:table-cell table:style-name="ce10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5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0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69" office:value-type="string" calcext:value-type="string">
            <text:p>Die Speisung der Fünftausend</text:p>
          </table:table-cell>
          <table:table-cell table:style-name="ce69" table:number-columns-repeated="3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5" calcext:value-type="float">
            <text:p>14.1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table:formula="of:=[.J245]" office:value-type="float" office:value="6.32" calcext:value-type="float">
            <text:p>6.32</text:p>
          </table:table-cell>
          <table:table-cell table:style-name="ce18" office:value-type="float" office:value="6.32" calcext:value-type="float">
            <text:p>6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6" calcext:value-type="float">
            <text:p>14.13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8.225" calcext:value-type="float">
            <text:p>8.225</text:p>
          </table:table-cell>
          <table:table-cell table:style-name="ce18"/>
          <table:table-cell table:style-name="ce6"/>
          <table:table-cell table:style-name="ce1"/>
          <table:table-cell table:style-name="ce2"/>
          <table:table-cell table:style-name="ce7" office:value-type="float" office:value="9.11" calcext:value-type="float">
            <text:p>9.11</text:p>
          </table:table-cell>
          <table:table-cell table:style-name="ce55" office:value-type="float" office:value="9.11" calcext:value-type="float">
            <text:p>9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Redet vom Reich Gottes, die Heilung brauchen, macht er gesu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7]" office:value-type="float" office:value="14.14" calcext:value-type="float">
            <text:p>14.14</text:p>
          </table:table-cell>
          <table:table-cell table:style-name="ce18" office:value-type="float" office:value="14.14" calcext:value-type="float">
            <text:p>14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/>
          <table:table-cell table:style-name="ce34" office:value-type="string" calcext:value-type="string">
            <text:p>Jesus heilt die schwach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8"/>
          <table:table-cell table:style-name="ce29"/>
          <table:table-cell table:style-name="ce10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10" office:value-type="float" office:value="6.45" calcext:value-type="float">
            <text:p>6.45</text:p>
          </table:table-cell>
          <table:table-cell table:style-name="ce18"/>
          <table:table-cell table:style-name="ce10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5" calcext:value-type="float">
            <text:p>6.15</text:p>
          </table:table-cell>
          <table:table-cell table:style-name="ce10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Jesus geht auf dem Se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34" calcext:value-type="float">
            <text:p>14.34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z</text:p>
          </table:table-cell>
          <table:table-cell table:style-name="ce66" table:number-columns-repeated="2"/>
          <table:table-cell table:style-name="ce34" office:value-type="string" calcext:value-type="string">
            <text:p>In Gene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50]" office:value-type="float" office:value="14.35" calcext:value-type="float">
            <text:p>14.35</text:p>
          </table:table-cell>
          <table:table-cell table:style-name="ce18" office:value-type="float" office:value="14.35" calcext:value-type="float">
            <text:p>14.35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/>
          <table:table-cell table:style-name="ce34" office:value-type="string" calcext:value-type="string">
            <text:p>Leidende berühren Quaste seines Kleid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8"/>
          <table:table-cell table:style-name="ce29"/>
          <table:table-cell table:style-name="ce10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10" office:value-type="float" office:value="7.01" calcext:value-type="float">
            <text:p>7.01</text:p>
          </table:table-cell>
          <table:table-cell table:style-name="ce18"/>
          <table:table-cell table:style-name="ce10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Pharisäer und die Überlieferung der Al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1" calcext:value-type="float">
            <text:p>15.10</text:p>
          </table:table-cell>
          <table:table-cell table:style-name="ce18"/>
          <table:table-cell table:style-name="ce29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10" office:value-type="float" office:value="7.14" calcext:value-type="float">
            <text:p>7.14</text:p>
          </table:table-cell>
          <table:table-cell table:style-name="ce18"/>
          <table:table-cell table:style-name="ce10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Herz des Menschen: Quelle der Verun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ntweichen in die Gegenden von Syrus und Sido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254]" office:value-type="float" office:value="15.21" calcext:value-type="float">
            <text:p>15.21</text:p>
          </table:table-cell>
          <table:table-cell table:style-name="ce18" office:value-type="float" office:value="15.21" calcext:value-type="float">
            <text:p>15.21</text:p>
          </table:table-cell>
          <table:table-cell table:style-name="ce29"/>
          <table:table-cell table:style-name="ce10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10" office:value-type="float" office:value="7.24" calcext:value-type="float">
            <text:p>7.24</text:p>
          </table:table-cell>
          <table:table-cell table:style-name="ce18"/>
          <table:table-cell table:style-name="ce10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/>
          <table:table-cell table:style-name="ce34" office:value-type="string" calcext:value-type="string">
            <text:p>Heilung der Tochter der <text:s/>kananäischen Frau/der Frau aus Syrophönizi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5" calcext:value-type="float">
            <text:p>15.2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7.31" calcext:value-type="float">
            <text:p>7.31</text:p>
          </table:table-cell>
          <table:table-cell table:style-name="ce45"/>
          <table:table-cell table:style-name="ce46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eines Tauben der schwer redet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" calcext:value-type="float">
            <text:p>15.30</text:p>
          </table:table-cell>
          <table:table-cell table:style-name="ce18"/>
          <table:table-cell table:style-name="ce29"/>
          <table:table-cell table:style-name="ce10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von Lahmen, Blinden, Stummen, Krüppel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2" calcext:value-type="float">
            <text:p>15.32</text:p>
          </table:table-cell>
          <table:table-cell table:style-name="ce18"/>
          <table:table-cell table:style-name="ce29"/>
          <table:table-cell table:style-name="ce10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8"/>
          <table:table-cell table:style-name="ce10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Speisung der Viertausend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5" calcext:value-type="float">
            <text:p>15.3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table:formula="of:=[.J258]" office:value-type="float" office:value="8.04" calcext:value-type="float">
            <text:p>8.04</text:p>
          </table:table-cell>
          <table:table-cell table:style-name="ce18" office:value-type="float" office:value="8.04" calcext:value-type="float">
            <text:p>8.0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59]" office:value-type="float" office:value="15.33" calcext:value-type="float">
            <text:p>15.33</text:p>
          </table:table-cell>
          <table:table-cell table:style-name="ce18" office:value-type="float" office:value="15.33" calcext:value-type="float">
            <text:p>15.3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15.42" calcext:value-type="float">
            <text:p>15.42</text:p>
          </table:table-cell>
          <table:table-cell table:style-name="ce18" office:value-type="float" office:value="15.43" calcext:value-type="float">
            <text:p>15.43</text:p>
          </table:table-cell>
          <table:table-cell table:style-name="ce6"/>
          <table:table-cell table:style-name="ce1"/>
          <table:table-cell table:style-name="ce2"/>
          <table:table-cell table:style-name="ce6" office:value-type="float" office:value="23.505" calcext:value-type="float">
            <text:p>23.5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9.385" calcext:value-type="float">
            <text:p>19.38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oseph v. A. bittet um Leib Christi (er erwartet das Reich Gottes)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8"/>
          <table:table-cell table:style-name="ce29"/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8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Pharisäer und Sadduzäer fordern ein Zeichen – vom Himmel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8"/>
          <table:table-cell table:style-name="ce29"/>
          <table:table-cell table:style-name="ce10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8"/>
          <table:table-cell table:style-name="ce10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dem Sauerteig der Pharisä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13" calcext:value-type="float">
            <text:p>16.13</text:p>
          </table:table-cell>
          <table:table-cell table:style-name="ce18"/>
          <table:table-cell table:style-name="ce29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8.27" calcext:value-type="float">
            <text:p>8.27</text:p>
          </table:table-cell>
          <table:table-cell table:style-name="ce18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55"/>
          <table:table-cell table:style-name="ce10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Das Bekenntnis des Pet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64]" office:value-type="float" office:value="16.19" calcext:value-type="float">
            <text:p>16.19</text:p>
          </table:table-cell>
          <table:table-cell table:style-name="ce18" office:value-type="float" office:value="16.19" calcext:value-type="float">
            <text:p>16.19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Petrus wird Schlüssel des Reiches d. Himmel erhalt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1" calcext:value-type="float">
            <text:p>16.21</text:p>
          </table:table-cell>
          <table:table-cell table:style-name="ce18"/>
          <table:table-cell table:style-name="ce29"/>
          <table:table-cell table:style-name="ce10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8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22" calcext:value-type="float">
            <text:p>9.22</text:p>
          </table:table-cell>
          <table:table-cell table:style-name="ce55"/>
          <table:table-cell table:style-name="ce10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erste Ankündigung von Jesu Tod und Aufersteh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66]" office:value-type="float" office:value="16.22" calcext:value-type="float">
            <text:p>16.22</text:p>
          </table:table-cell>
          <table:table-cell table:style-name="ce18" office:value-type="float" office:value="16.22" calcext:value-type="float">
            <text:p>16.22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widerfahre dir nicht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67]" office:value-type="float" office:value="16.23" calcext:value-type="float">
            <text:p>16.23</text:p>
          </table:table-cell>
          <table:table-cell table:style-name="ce18" office:value-type="float" office:value="16.23" calcext:value-type="float">
            <text:p>16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Tadelung des Petr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4" calcext:value-type="float">
            <text:p>16.24</text:p>
          </table:table-cell>
          <table:table-cell table:style-name="ce18"/>
          <table:table-cell table:style-name="ce29"/>
          <table:table-cell table:style-name="ce10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7" office:value-type="float" office:value="8.34" calcext:value-type="float">
            <text:p>8.34</text:p>
          </table:table-cell>
          <table:table-cell table:style-name="ce18"/>
          <table:table-cell table:style-name="ce10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7" office:value-type="float" office:value="9.23" calcext:value-type="float">
            <text:p>9.23</text:p>
          </table:table-cell>
          <table:table-cell table:style-name="ce55"/>
          <table:table-cell table:style-name="ce10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Über die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8" calcext:value-type="float">
            <text:p>16.28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9.27" calcext:value-type="float">
            <text:p>9.27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Einige werden Tod nicht schmecken, bis Reich Gottes geseh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18"/>
          <table:table-cell table:style-name="ce29"/>
          <table:table-cell table:style-name="ce10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7" office:value-type="float" office:value="9.02" calcext:value-type="float">
            <text:p>9.02</text:p>
          </table:table-cell>
          <table:table-cell table:style-name="ce18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9.28" calcext:value-type="float">
            <text:p>9.28</text:p>
          </table:table-cell>
          <table:table-cell table:style-name="ce55"/>
          <table:table-cell table:style-name="ce10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Verklär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12" calcext:value-type="float">
            <text:p>17.1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025" calcext:value-type="float">
            <text:p>9.0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9.285" calcext:value-type="float">
            <text:p>9.28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uch der Sohn des Menschen wird, wie J.d.T, leid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14" calcext:value-type="float">
            <text:p>17.14</text:p>
          </table:table-cell>
          <table:table-cell table:style-name="ce18"/>
          <table:table-cell table:style-name="ce29"/>
          <table:table-cell table:style-name="ce10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8"/>
          <table:table-cell table:style-name="ce10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7" office:value-type="float" office:value="9.37" calcext:value-type="float">
            <text:p>9.37</text:p>
          </table:table-cell>
          <table:table-cell table:style-name="ce55"/>
          <table:table-cell table:style-name="ce10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/>
          <table:table-cell table:style-name="ce66" table:number-columns-repeated="6"/>
          <table:table-cell table:style-name="ce34" office:value-type="string" calcext:value-type="string">
            <text:p>Die Heilung eines mondsüchtigen/besessenen Knab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22" calcext:value-type="float">
            <text:p>17.22</text:p>
          </table:table-cell>
          <table:table-cell table:style-name="ce18"/>
          <table:table-cell table:style-name="ce29"/>
          <table:table-cell table:style-name="ce10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7" office:value-type="float" office:value="9.3" calcext:value-type="float">
            <text:p>9.30</text:p>
          </table:table-cell>
          <table:table-cell table:style-name="ce18"/>
          <table:table-cell table:style-name="ce10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7" office:value-type="float" office:value="9.43" calcext:value-type="float">
            <text:p>9.43</text:p>
          </table:table-cell>
          <table:table-cell table:style-name="ce55"/>
          <table:table-cell table:style-name="ce10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/>
          <table:table-cell table:style-name="ce66" table:number-columns-repeated="5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In Galiläa: Die zweite Ankündigung von Jesu Leid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7.24" calcext:value-type="float">
            <text:p>17.24</text:p>
          </table:table-cell>
          <table:table-cell table:style-name="ce18"/>
          <table:table-cell table:style-name="ce29"/>
          <table:table-cell table:style-name="ce10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In Kapernaum, Die Zahlung der Tempelsteuer – Stater im Fisc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18"/>
          <table:table-cell table:style-name="ce29"/>
          <table:table-cell table:style-name="ce10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7" office:value-type="float" office:value="9.33" calcext:value-type="float">
            <text:p>9.33</text:p>
          </table:table-cell>
          <table:table-cell table:style-name="ce18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9.46" calcext:value-type="float">
            <text:p>9.46</text:p>
          </table:table-cell>
          <table:table-cell table:style-name="ce55"/>
          <table:table-cell table:style-name="ce10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er Grösste im Reich der Himm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15" calcext:value-type="float">
            <text:p>18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5" calcext:value-type="float">
            <text:p>9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1" calcext:value-type="float">
            <text:p>9.51</text:p>
          </table:table-cell>
          <table:table-cell table:style-name="ce55"/>
          <table:table-cell table:style-name="ce10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S</text:p>
          </table:table-cell>
          <table:table-cell table:style-name="ce66" table:number-columns-repeated="2"/>
          <table:table-cell table:style-name="ce34" office:value-type="string" calcext:value-type="string">
            <text:p>Jesus in Samaria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8"/>
          <table:table-cell table:style-name="ce29"/>
          <table:table-cell table:style-name="ce10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7" office:value-type="float" office:value="9.42" calcext:value-type="float">
            <text:p>9.42</text:p>
          </table:table-cell>
          <table:table-cell table:style-name="ce18"/>
          <table:table-cell table:style-name="ce10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Verfühung zur Sün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8"/>
          <table:table-cell table:style-name="ce29"/>
          <table:table-cell table:style-name="ce10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7" office:value-type="float" office:value="11.22" calcext:value-type="float">
            <text:p>11.22</text:p>
          </table:table-cell>
          <table:table-cell table:style-name="ce18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55"/>
          <table:table-cell table:style-name="ce10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nstösse zur Sünde. Vergebung. Die Kraft des Glaubens. (Vgl. Mt 18:21-35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5" calcext:value-type="float">
            <text:p>18.06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9.47" calcext:value-type="float">
            <text:p>9.4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Besser einäugig ins Reich, als mit zwei Augen in die Hölle.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8"/>
          <table:table-cell table:style-name="ce29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5.04" calcext:value-type="float">
            <text:p>15.04</text:p>
          </table:table-cell>
          <table:table-cell table:style-name="ce55"/>
          <table:table-cell table:style-name="ce10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verlorenen Schaf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8"/>
          <table:table-cell table:style-name="ce29"/>
          <table:table-cell table:style-name="ce10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Zurechtweisung und Gebet in der Gemeind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21" calcext:value-type="float">
            <text:p>18.21</text:p>
          </table:table-cell>
          <table:table-cell table:style-name="ce18"/>
          <table:table-cell table:style-name="ce29"/>
          <table:table-cell table:style-name="ce10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 office:value-type="string" calcext:value-type="string">
            <text:p>Das Gleichnis vom unbarmherzigen Knech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83]" office:value-type="float" office:value="18.23" calcext:value-type="float">
            <text:p>18.23</text:p>
          </table:table-cell>
          <table:table-cell table:style-name="ce18" office:value-type="float" office:value="18.23" calcext:value-type="float">
            <text:p>18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Reich einem König gleichgeworden, der mit seinen Knechten abrechnen wollt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.</text:p>
          </table:table-cell>
          <table:table-cell table:style-name="ce66" table:number-columns-repeated="2"/>
          <table:table-cell table:style-name="ce34" office:value-type="string" calcext:value-type="string">
            <text:p>Von Galiläa nach Judäa, jenseits des Jorda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8"/>
          <table:table-cell table:style-name="ce29"/>
          <table:table-cell table:style-name="ce10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10" office:value-type="float" office:value="10.01" calcext:value-type="float">
            <text:p>10.01</text:p>
          </table:table-cell>
          <table:table-cell table:style-name="ce18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JJ</text:p>
          </table:table-cell>
          <table:table-cell table:style-name="ce66" table:number-columns-repeated="2"/>
          <table:table-cell table:style-name="ce34" office:value-type="string" calcext:value-type="string">
            <text:p>Über Ehescheidung und Ehelos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2" calcext:value-type="float">
            <text:p>19.0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015" calcext:value-type="float">
            <text:p>10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6.246" calcext:value-type="float">
            <text:p>16.246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s heilt die Volksmeng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" calcext:value-type="float">
            <text:p>19.13</text:p>
          </table:table-cell>
          <table:table-cell table:style-name="ce18"/>
          <table:table-cell table:style-name="ce29"/>
          <table:table-cell table:style-name="ce10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8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0" office:value-type="float" office:value="18.15" calcext:value-type="float">
            <text:p>18.15</text:p>
          </table:table-cell>
          <table:table-cell table:style-name="ce55"/>
          <table:table-cell table:style-name="ce10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segnet die Kind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5" calcext:value-type="float">
            <text:p>19.1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8" office:value-type="float" office:value="10.14" calcext:value-type="float">
            <text:p>10.14</text:p>
          </table:table-cell>
          <table:table-cell table:style-name="ce10"/>
          <table:table-cell table:style-name="ce1"/>
          <table:table-cell table:style-name="ce2"/>
          <table:table-cell table:style-name="ce10" office:value-type="float" office:value="18.16" calcext:value-type="float">
            <text:p>18.16</text:p>
          </table:table-cell>
          <table:table-cell table:style-name="ce55" office:value-type="float" office:value="18.16" calcext:value-type="float">
            <text:p>18.16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Lasst Kindlein zu mir kommen, denn solcher ist da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7" calcext:value-type="float">
            <text:p>19.137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135" calcext:value-type="float">
            <text:p>10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8.17" calcext:value-type="float">
            <text:p>18.17</text:p>
          </table:table-cell>
          <table:table-cell table:style-name="ce55" office:value-type="float" office:value="18.17" calcext:value-type="float">
            <text:p>18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r nicht aufnimmt, wird nicht eingehe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90]" office:value-type="float" office:value="19.14" calcext:value-type="float">
            <text:p>19.14</text:p>
          </table:table-cell>
          <table:table-cell table:style-name="ce18" office:value-type="float" office:value="19.14" calcext:value-type="float">
            <text:p>19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olch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9.16" calcext:value-type="float">
            <text:p>19.160</text:p>
          </table:table-cell>
          <table:table-cell table:style-name="ce18"/>
          <table:table-cell table:style-name="ce29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10" office:value-type="float" office:value="10.17" calcext:value-type="float">
            <text:p>10.17</text:p>
          </table:table-cell>
          <table:table-cell table:style-name="ce18"/>
          <table:table-cell table:style-name="ce10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10" office:value-type="float" office:value="18.18" calcext:value-type="float">
            <text:p>18.18</text:p>
          </table:table-cell>
          <table:table-cell table:style-name="ce55"/>
          <table:table-cell table:style-name="ce10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reiche Jüngling/Oberste – und das Erbe des ewigen Leben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5" calcext:value-type="float">
            <text:p>19.16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0.23" calcext:value-type="float">
            <text:p>10.23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8.275" calcext:value-type="float">
            <text:p>18.27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Reiche gehen schwer ins Reich Gottes e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9.17" calcext:value-type="float">
            <text:p>19.17</text:p>
          </table:table-cell>
          <table:table-cell table:style-name="ce18"/>
          <table:table-cell table:style-name="ce29"/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10" office:value-type="float" office:value="10.28" calcext:value-type="float">
            <text:p>10.28</text:p>
          </table:table-cell>
          <table:table-cell table:style-name="ce18"/>
          <table:table-cell table:style-name="ce10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10" office:value-type="float" office:value="18.28" calcext:value-type="float">
            <text:p>18.28</text:p>
          </table:table-cell>
          <table:table-cell table:style-name="ce55"/>
          <table:table-cell table:style-name="ce10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Lohn der Nachfolge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94]" office:value-type="float" office:value="19.23" calcext:value-type="float">
            <text:p>19.23</text:p>
          </table:table-cell>
          <table:table-cell table:style-name="ce18" office:value-type="float" office:value="19.23" calcext:value-type="float">
            <text:p>19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in Reicher kommt kaum in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8" office:value-type="float" office:value="12.34" calcext:value-type="float">
            <text:p>12.34</text:p>
          </table:table-cell>
          <table:table-cell table:style-name="ce7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Du bist nicht fern vo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8"/>
          <table:table-cell table:style-name="ce29"/>
          <table:table-cell table:style-name="ce10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Arbeitern im Weinber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17" calcext:value-type="float">
            <text:p>20.17</text:p>
          </table:table-cell>
          <table:table-cell table:style-name="ce18"/>
          <table:table-cell table:style-name="ce29"/>
          <table:table-cell table:style-name="ce10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10" office:value-type="float" office:value="10.32" calcext:value-type="float">
            <text:p>10.32</text:p>
          </table:table-cell>
          <table:table-cell table:style-name="ce18"/>
          <table:table-cell table:style-name="ce10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10" office:value-type="float" office:value="18.31" calcext:value-type="float">
            <text:p>18.31</text:p>
          </table:table-cell>
          <table:table-cell table:style-name="ce55"/>
          <table:table-cell table:style-name="ce10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ritte Ankündigung von Jesu Tod und Aufersteh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0.175" calcext:value-type="float">
            <text:p>20.17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325" calcext:value-type="float">
            <text:p>10.3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8.34" calcext:value-type="float">
            <text:p>18.34</text:p>
          </table:table-cell>
          <table:table-cell table:style-name="ce55" office:value-type="float" office:value="18.34" calcext:value-type="float">
            <text:p>18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ie Jünger verstehen nichts von diesen Dingen (Vgl <text:s/>26:2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18"/>
          <table:table-cell table:style-name="ce29"/>
          <table:table-cell table:style-name="ce10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10" office:value-type="float" office:value="10.35" calcext:value-type="float">
            <text:p>10.35</text:p>
          </table:table-cell>
          <table:table-cell table:style-name="ce18"/>
          <table:table-cell table:style-name="ce10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10" office:value-type="float" office:value="22.24" calcext:value-type="float">
            <text:p>22.24</text:p>
          </table:table-cell>
          <table:table-cell table:style-name="ce55"/>
          <table:table-cell table:style-name="ce10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7" office:value-type="float" office:value="13.02" calcext:value-type="float">
            <text:p>13.02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Herrschen und vom Di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9" calcext:value-type="float">
            <text:p>20.29</text:p>
          </table:table-cell>
          <table:table-cell table:style-name="ce18"/>
          <table:table-cell table:style-name="ce29"/>
          <table:table-cell table:style-name="ce10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10" office:value-type="float" office:value="10.46" calcext:value-type="float">
            <text:p>10.46</text:p>
          </table:table-cell>
          <table:table-cell table:style-name="ce18"/>
          <table:table-cell table:style-name="ce10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10" office:value-type="float" office:value="18.35" calcext:value-type="float">
            <text:p>18.35</text:p>
          </table:table-cell>
          <table:table-cell table:style-name="ce55"/>
          <table:table-cell table:style-name="ce10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9" office:value-type="float" office:value="9.01" calcext:value-type="float">
            <text:p>9.01</text:p>
          </table:table-cell>
          <table:table-cell table:style-name="ce3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zweier Blinder in Jericho/des blinden Bartimä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95" calcext:value-type="float">
            <text:p>20.29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467" calcext:value-type="float">
            <text:p>10.46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9.01" calcext:value-type="float">
            <text:p>19.01</text:p>
          </table:table-cell>
          <table:table-cell table:style-name="ce55"/>
          <table:table-cell table:style-name="ce10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Oberzöllner Zachä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8"/>
          <table:table-cell table:style-name="ce29"/>
          <table:table-cell table:style-name="ce10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10" office:value-type="float" office:value="11.01" calcext:value-type="float">
            <text:p>11.01</text:p>
          </table:table-cell>
          <table:table-cell table:style-name="ce18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8" calcext:value-type="float">
            <text:p>19.28</text:p>
          </table:table-cell>
          <table:table-cell table:style-name="ce55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0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Einzug des Messias Jesus i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8"/>
          <table:table-cell table:style-name="ce29"/>
          <table:table-cell table:style-name="ce10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8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9" calcext:value-type="float">
            <text:p>19.29</text:p>
          </table:table-cell>
          <table:table-cell table:style-name="ce55"/>
          <table:table-cell table:style-name="ce10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71" office:value-type="string" calcext:value-type="string">
            <text:p>6 Tage vor Passah: Bethphage, Bethanien, Oelberg</text:p>
          </table:table-cell>
          <table:table-cell table:style-name="ce69" table:number-columns-repeated="3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5" calcext:value-type="float">
            <text:p>21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8" office:value-type="float" office:value="11.1" calcext:value-type="float">
            <text:p>11.1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72"/>
          <table:table-cell table:style-name="ce34" office:value-type="string" calcext:value-type="string">
            <text:p>Gerpriesen sei das kommende Reich unseres Vaters Davi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2" calcext:value-type="float">
            <text:p>21.02</text:p>
          </table:table-cell>
          <table:table-cell table:style-name="ce18"/>
          <table:table-cell table:style-name="ce29"/>
          <table:table-cell table:style-name="ce10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10" office:value-type="float" office:value="11.02" calcext:value-type="float">
            <text:p>11.02</text:p>
          </table:table-cell>
          <table:table-cell table:style-name="ce18"/>
          <table:table-cell table:style-name="ce10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10" office:value-type="float" office:value="19.3" calcext:value-type="float">
            <text:p>19.30</text:p>
          </table:table-cell>
          <table:table-cell table:style-name="ce55"/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71" office:value-type="string" calcext:value-type="string">
            <text:p>5 Tage vor Passah: Jesus auf Eselin und deren Füllen</text:p>
          </table:table-cell>
          <table:table-cell table:style-name="ce69" table:number-columns-repeated="3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2" calcext:value-type="float">
            <text:p>21.12</text:p>
          </table:table-cell>
          <table:table-cell table:style-name="ce18"/>
          <table:table-cell table:style-name="ce29"/>
          <table:table-cell table:style-name="ce10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10" office:value-type="float" office:value="11.15" calcext:value-type="float">
            <text:p>11.15</text:p>
          </table:table-cell>
          <table:table-cell table:style-name="ce18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10" office:value-type="float" office:value="19.45" calcext:value-type="float">
            <text:p>19.45</text:p>
          </table:table-cell>
          <table:table-cell table:style-name="ce55"/>
          <table:table-cell table:style-name="ce10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zweite Tempel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07]" office:value-type="float" office:value="21.13" calcext:value-type="float">
            <text:p>21.13</text:p>
          </table:table-cell>
          <table:table-cell table:style-name="ce18" office:value-type="float" office:value="21.13" calcext:value-type="float">
            <text:p>21.1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9.455" calcext:value-type="float">
            <text:p>19.4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T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8" calcext:value-type="float">
            <text:p>21.18</text:p>
          </table:table-cell>
          <table:table-cell table:style-name="ce18"/>
          <table:table-cell table:style-name="ce29"/>
          <table:table-cell table:style-name="ce10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10" office:value-type="float" office:value="11.12" calcext:value-type="float">
            <text:p>11.12</text:p>
          </table:table-cell>
          <table:table-cell table:style-name="ce18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2"/>
          <table:table-cell table:style-name="ce66"/>
          <table:table-cell table:style-name="ce34" office:value-type="string" calcext:value-type="string">
            <text:p>Verfluchung des unfruchtbare Feigenbaum. Die Macht des Glaubens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09]" office:value-type="float" office:value="21.18" calcext:value-type="float">
            <text:p>21.18</text:p>
          </table:table-cell>
          <table:table-cell table:style-name="ce18" office:value-type="float" office:value="21.18" calcext:value-type="float">
            <text:p>21.18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number-columns-repeated="2"/>
          <table:table-cell table:style-name="ce66"/>
          <table:table-cell table:style-name="ce34"/>
          <table:table-cell table:style-name="ce34" office:value-type="string" calcext:value-type="string">
            <text:p>Jesus hunger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3" calcext:value-type="float">
            <text:p>21.23</text:p>
          </table:table-cell>
          <table:table-cell table:style-name="ce18"/>
          <table:table-cell table:style-name="ce29"/>
          <table:table-cell table:style-name="ce10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10" office:value-type="float" office:value="11.27" calcext:value-type="float">
            <text:p>11.27</text:p>
          </table:table-cell>
          <table:table-cell table:style-name="ce18"/>
          <table:table-cell table:style-name="ce10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10" office:value-type="float" office:value="20.01" calcext:value-type="float">
            <text:p>20.01</text:p>
          </table:table-cell>
          <table:table-cell table:style-name="ce55"/>
          <table:table-cell table:style-name="ce10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Vollmacht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8" calcext:value-type="float">
            <text:p>21.28</text:p>
          </table:table-cell>
          <table:table-cell table:style-name="ce18"/>
          <table:table-cell table:style-name="ce29"/>
          <table:table-cell table:style-name="ce10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zwei Söh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2]" office:value-type="float" office:value="21.31" calcext:value-type="float">
            <text:p>21.31</text:p>
          </table:table-cell>
          <table:table-cell table:style-name="ce18" office:value-type="float" office:value="21.31" calcext:value-type="float">
            <text:p>21.3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en Willen des Vaters tu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3]" office:value-type="float" office:value="21.31" calcext:value-type="float">
            <text:p>21.31</text:p>
          </table:table-cell>
          <table:table-cell table:style-name="ce18" office:value-type="float" office:value="21.31" calcext:value-type="float">
            <text:p>21.3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ie Zöllner und Huren gehen ins Reich Gottes vora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4]" office:value-type="float" office:value="21.43" calcext:value-type="float">
            <text:p>21.43</text:p>
          </table:table-cell>
          <table:table-cell table:style-name="ce18" office:value-type="float" office:value="21.43" calcext:value-type="float">
            <text:p>21.4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Reich wird weggen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43" calcext:value-type="float">
            <text:p>21.43</text:p>
          </table:table-cell>
          <table:table-cell table:style-name="ce18"/>
          <table:table-cell table:style-name="ce29"/>
          <table:table-cell table:style-name="ce10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9" office:value-type="float" office:value="12.01" calcext:value-type="float">
            <text:p>12.010</text:p>
          </table:table-cell>
          <table:table-cell table:style-name="ce18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10" office:value-type="float" office:value="20.09" calcext:value-type="float">
            <text:p>20.09</text:p>
          </table:table-cell>
          <table:table-cell table:style-name="ce55"/>
          <table:table-cell table:style-name="ce1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Weingärtnern (Vgl Jes 5 1:7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8"/>
          <table:table-cell table:style-name="ce29"/>
          <table:table-cell table:style-name="ce10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10" office:value-type="float" office:value="14.16" calcext:value-type="float">
            <text:p>14.16</text:p>
          </table:table-cell>
          <table:table-cell table:style-name="ce55"/>
          <table:table-cell table:style-name="ce10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königlichen Hochzeitsmahl/grossen Gastmahl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4.165" calcext:value-type="float">
            <text:p>14.16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redet wiederum in Gleichniss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8]" office:value-type="float" office:value="22.01" calcext:value-type="float">
            <text:p>22.01</text:p>
          </table:table-cell>
          <table:table-cell table:style-name="ce18" office:value-type="float" office:value="22.01" calcext:value-type="float">
            <text:p>22.0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6" office:value-type="float" office:value="20.095" calcext:value-type="float">
            <text:p>20.0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der Himmel ist gl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15" calcext:value-type="float">
            <text:p>22.15</text:p>
          </table:table-cell>
          <table:table-cell table:style-name="ce18"/>
          <table:table-cell table:style-name="ce29"/>
          <table:table-cell table:style-name="ce10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18"/>
          <table:table-cell table:style-name="ce7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55"/>
          <table:table-cell table:style-name="ce10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Steu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23" calcext:value-type="float">
            <text:p>22.23</text:p>
          </table:table-cell>
          <table:table-cell table:style-name="ce18"/>
          <table:table-cell table:style-name="ce29"/>
          <table:table-cell table:style-name="ce10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10" office:value-type="float" office:value="12.18" calcext:value-type="float">
            <text:p>12.18</text:p>
          </table:table-cell>
          <table:table-cell table:style-name="ce18"/>
          <table:table-cell table:style-name="ce7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10" office:value-type="float" office:value="20.27" calcext:value-type="float">
            <text:p>20.27</text:p>
          </table:table-cell>
          <table:table-cell table:style-name="ce55"/>
          <table:table-cell table:style-name="ce10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Aufersteh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34" calcext:value-type="float">
            <text:p>22.34</text:p>
          </table:table-cell>
          <table:table-cell table:style-name="ce18"/>
          <table:table-cell table:style-name="ce29"/>
          <table:table-cell table:style-name="ce10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8"/>
          <table:table-cell table:style-name="ce7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20.275" calcext:value-type="float">
            <text:p>20.27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m grössten Gebo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41" calcext:value-type="float">
            <text:p>22.41</text:p>
          </table:table-cell>
          <table:table-cell table:style-name="ce18"/>
          <table:table-cell table:style-name="ce29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18"/>
          <table:table-cell table:style-name="ce7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10" office:value-type="float" office:value="20.41" calcext:value-type="float">
            <text:p>20.41</text:p>
          </table:table-cell>
          <table:table-cell table:style-name="ce55"/>
          <table:table-cell table:style-name="ce10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/>
          <table:table-cell table:style-name="ce66" table:number-columns-repeated="2"/>
          <table:table-cell table:style-name="ce34" office:value-type="string" calcext:value-type="string">
            <text:p>Wessen Sohn ist der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8"/>
          <table:table-cell table:style-name="ce29"/>
          <table:table-cell table:style-name="ce10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10" office:value-type="float" office:value="12.38" calcext:value-type="float">
            <text:p>12.38</text:p>
          </table:table-cell>
          <table:table-cell table:style-name="ce18"/>
          <table:table-cell table:style-name="ce7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10" office:value-type="float" office:value="11.38" calcext:value-type="float">
            <text:p>11.38</text:p>
          </table:table-cell>
          <table:table-cell table:style-name="ce55"/>
          <table:table-cell table:style-name="ce10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trafrede gegen die Schriftgelehrten und Pharisäer, vgl Lk 20 45:47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324]" office:value-type="float" office:value="23.13" calcext:value-type="float">
            <text:p>23.13</text:p>
          </table:table-cell>
          <table:table-cell table:style-name="ce18" office:value-type="float" office:value="23.13" calcext:value-type="float">
            <text:p>23.1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385" calcext:value-type="float">
            <text:p>12.38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9"/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hr geht nicht ins Reich Gottes hin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8"/>
          <table:table-cell table:style-name="ce29"/>
          <table:table-cell table:style-name="ce10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8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5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72" office:value-type="string" calcext:value-type="string">
            <text:p>Die Endzeitrede Jesu auf dem Ölberg, Intro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8"/>
          <table:table-cell table:style-name="ce29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8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5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ndzeitre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27]" office:value-type="float" office:value="24.14" calcext:value-type="float">
            <text:p>24.14</text:p>
          </table:table-cell>
          <table:table-cell table:style-name="ce18" office:value-type="float" office:value="24.14" calcext:value-type="float">
            <text:p>24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3.015" calcext:value-type="float">
            <text:p>13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1.055" calcext:value-type="float">
            <text:p>21.0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Evangelium des Reiches wird gepredigt werden auf dem ganzen Erdkrei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3" office:value-type="float" office:value="24.15" calcext:value-type="float">
            <text:p>24.150</text:p>
          </table:table-cell>
          <table:table-cell table:style-name="ce18"/>
          <table:table-cell table:style-name="ce29"/>
          <table:table-cell table:style-name="ce10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10" office:value-type="float" office:value="15.06" calcext:value-type="float">
            <text:p>15.06</text:p>
          </table:table-cell>
          <table:table-cell table:style-name="ce18"/>
          <table:table-cell table:style-name="ce10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10" office:value-type="float" office:value="23.13" calcext:value-type="float">
            <text:p>23.13</text:p>
          </table:table-cell>
          <table:table-cell table:style-name="ce55"/>
          <table:table-cell table:style-name="ce10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7" office:value-type="float" office:value="18.39" calcext:value-type="float">
            <text:p>18.39</text:p>
          </table:table-cell>
          <table:table-cell table:style-name="ce10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urteilung Jesu durch die Volksmeng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29" calcext:value-type="float">
            <text:p>24.29</text:p>
          </table:table-cell>
          <table:table-cell table:style-name="ce18"/>
          <table:table-cell table:style-name="ce29"/>
          <table:table-cell table:style-name="ce10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4" office:value-type="float" office:value="4.26" calcext:value-type="float">
            <text:p>4.260</text:p>
          </table:table-cell>
          <table:table-cell table:style-name="ce18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5"/>
          <table:table-cell table:style-name="ce10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Reich Gottes und die Wiederkunft des Menschensohn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5" calcext:value-type="float">
            <text:p>24.29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261" calcext:value-type="float">
            <text:p>4.261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5" office:value-type="float" office:value="17.2" calcext:value-type="float">
            <text:p>17.2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ann kommt da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36" calcext:value-type="float">
            <text:p>24.3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3.32" calcext:value-type="float">
            <text:p>13.32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1.056" calcext:value-type="float">
            <text:p>21.056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6" calcext:value-type="float">
            <text:p>12.12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Von jenem Tag weiss niema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42" calcext:value-type="float">
            <text:p>24.42</text:p>
          </table:table-cell>
          <table:table-cell table:style-name="ce18"/>
          <table:table-cell table:style-name="ce29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10" office:value-type="float" office:value="13.33" calcext:value-type="float">
            <text:p>13.33</text:p>
          </table:table-cell>
          <table:table-cell table:style-name="ce18"/>
          <table:table-cell table:style-name="ce10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55"/>
          <table:table-cell table:style-name="ce10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r Wachsamkei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21" calcext:value-type="float">
            <text:p>17.21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Pharisäer fragen, wann Reich komm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21" calcext:value-type="float">
            <text:p>17.21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Gottes ist mitten unter eu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35]" office:value-type="float" office:value="25.01" calcext:value-type="float">
            <text:p>25.01</text:p>
          </table:table-cell>
          <table:table-cell table:style-name="ce18" office:value-type="float" office:value="25.01" calcext:value-type="float">
            <text:p>25.0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Reich <text:span text:style-name="T1">wird geworden sein</text:span>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5.01" calcext:value-type="float">
            <text:p>25.01</text:p>
          </table:table-cell>
          <table:table-cell table:style-name="ce18"/>
          <table:table-cell table:style-name="ce29"/>
          <table:table-cell table:style-name="ce10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zehn Jungfrau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14" calcext:value-type="float">
            <text:p>25.14</text:p>
          </table:table-cell>
          <table:table-cell table:style-name="ce18"/>
          <table:table-cell table:style-name="ce29"/>
          <table:table-cell table:style-name="ce10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11" calcext:value-type="float">
            <text:p>19.11</text:p>
          </table:table-cell>
          <table:table-cell table:style-name="ce55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den anvertrauten Talenten/Pfu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31" calcext:value-type="float">
            <text:p>25.31</text:p>
          </table:table-cell>
          <table:table-cell table:style-name="ce18"/>
          <table:table-cell table:style-name="ce29"/>
          <table:table-cell table:style-name="ce10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115" calcext:value-type="float">
            <text:p>19.1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ericht über die Heidenvölker</text:p>
          </table:table-cell>
          <table:table-cell table:style-name="ce34" table:number-columns-repeated="3"/>
          <table:table-cell table:style-name="ce34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39]" office:value-type="float" office:value="25.34" calcext:value-type="float">
            <text:p>25.34</text:p>
          </table:table-cell>
          <table:table-cell table:style-name="ce18" office:value-type="float" office:value="25.34" calcext:value-type="float">
            <text:p>25.3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rerbt das Reich meines Vater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1" calcext:value-type="float">
            <text:p>26.01</text:p>
          </table:table-cell>
          <table:table-cell table:style-name="ce18"/>
          <table:table-cell table:style-name="ce29"/>
          <table:table-cell table:style-name="ce10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???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3" calcext:value-type="float">
            <text:p>26.03</text:p>
          </table:table-cell>
          <table:table-cell table:style-name="ce18"/>
          <table:table-cell table:style-name="ce29"/>
          <table:table-cell table:style-name="ce10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18"/>
          <table:table-cell table:style-name="ce10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10" office:value-type="float" office:value="22.01" calcext:value-type="float">
            <text:p>22.01</text:p>
          </table:table-cell>
          <table:table-cell table:style-name="ce55"/>
          <table:table-cell table:style-name="ce10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Plan der obersten Priester und Ältes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6" calcext:value-type="float">
            <text:p>26.06</text:p>
          </table:table-cell>
          <table:table-cell table:style-name="ce18"/>
          <table:table-cell table:style-name="ce29"/>
          <table:table-cell table:style-name="ce10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10" office:value-type="float" office:value="14.03" calcext:value-type="float">
            <text:p>14.03</text:p>
          </table:table-cell>
          <table:table-cell table:style-name="ce18"/>
          <table:table-cell table:style-name="ce10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 office:value-type="float" office:value="22.015" calcext:value-type="float">
            <text:p>22.0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Salbung Jesu in Bethani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4" calcext:value-type="float">
            <text:p>26.14</text:p>
          </table:table-cell>
          <table:table-cell table:style-name="ce18"/>
          <table:table-cell table:style-name="ce29"/>
          <table:table-cell table:style-name="ce10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10" office:value-type="float" office:value="14.1" calcext:value-type="float">
            <text:p>14.10</text:p>
          </table:table-cell>
          <table:table-cell table:style-name="ce18"/>
          <table:table-cell table:style-name="ce10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10" office:value-type="float" office:value="22.03" calcext:value-type="float">
            <text:p>22.03</text:p>
          </table:table-cell>
          <table:table-cell table:style-name="ce55"/>
          <table:table-cell table:style-name="ce10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Verrat des Jud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7" calcext:value-type="float">
            <text:p>26.17</text:p>
          </table:table-cell>
          <table:table-cell table:style-name="ce18"/>
          <table:table-cell table:style-name="ce29"/>
          <table:table-cell table:style-name="ce10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10" office:value-type="float" office:value="14.12" calcext:value-type="float">
            <text:p>14.12</text:p>
          </table:table-cell>
          <table:table-cell table:style-name="ce18"/>
          <table:table-cell table:style-name="ce4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22.07" calcext:value-type="float">
            <text:p>22.07</text:p>
          </table:table-cell>
          <table:table-cell table:style-name="ce55"/>
          <table:table-cell table:style-name="ce10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letzte Passah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26" calcext:value-type="float">
            <text:p>26.26</text:p>
          </table:table-cell>
          <table:table-cell table:style-name="ce18"/>
          <table:table-cell table:style-name="ce29"/>
          <table:table-cell table:style-name="ce10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8"/>
          <table:table-cell table:style-name="ce10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10" office:value-type="float" office:value="22.19" calcext:value-type="float">
            <text:p>22.19</text:p>
          </table:table-cell>
          <table:table-cell table:style-name="ce55"/>
          <table:table-cell table:style-name="ce10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insetzung des Mahl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46]" office:value-type="float" office:value="26.29" calcext:value-type="float">
            <text:p>26.29</text:p>
          </table:table-cell>
          <table:table-cell table:style-name="ce18" office:value-type="float" office:value="26.29" calcext:value-type="float">
            <text:p>26.29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4.225" calcext:value-type="float">
            <text:p>14.2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2.195" calcext:value-type="float">
            <text:p>22.19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Nicht mehr trinken bis wieder trinken im Reich meines Vater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" calcext:value-type="float">
            <text:p>26.30</text:p>
          </table:table-cell>
          <table:table-cell table:style-name="ce18"/>
          <table:table-cell table:style-name="ce29"/>
          <table:table-cell table:style-name="ce10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10" office:value-type="float" office:value="14.27" calcext:value-type="float">
            <text:p>14.27</text:p>
          </table:table-cell>
          <table:table-cell table:style-name="ce18"/>
          <table:table-cell table:style-name="ce10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10" office:value-type="float" office:value="22.31" calcext:value-type="float">
            <text:p>22.31</text:p>
          </table:table-cell>
          <table:table-cell table:style-name="ce55"/>
          <table:table-cell table:style-name="ce10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7" office:value-type="float" office:value="13.36" calcext:value-type="float">
            <text:p>13.36</text:p>
          </table:table-cell>
          <table:table-cell table:style-name="ce10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Verleugnung durch Petrus/Das Gebet für Petr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6" calcext:value-type="float">
            <text:p>26.36</text:p>
          </table:table-cell>
          <table:table-cell table:style-name="ce18"/>
          <table:table-cell table:style-name="ce29"/>
          <table:table-cell table:style-name="ce10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10" office:value-type="float" office:value="14.32" calcext:value-type="float">
            <text:p>14.32</text:p>
          </table:table-cell>
          <table:table-cell table:style-name="ce18"/>
          <table:table-cell table:style-name="ce10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10" office:value-type="float" office:value="22.39" calcext:value-type="float">
            <text:p>22.39</text:p>
          </table:table-cell>
          <table:table-cell table:style-name="ce55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 office:value-type="float" office:value="13.365" calcext:value-type="float">
            <text:p>13.36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Gethseman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47" calcext:value-type="float">
            <text:p>26.47</text:p>
          </table:table-cell>
          <table:table-cell table:style-name="ce18"/>
          <table:table-cell table:style-name="ce29"/>
          <table:table-cell table:style-name="ce10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10" office:value-type="float" office:value="14.43" calcext:value-type="float">
            <text:p>14.43</text:p>
          </table:table-cell>
          <table:table-cell table:style-name="ce18"/>
          <table:table-cell table:style-name="ce10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10" office:value-type="float" office:value="22.47" calcext:value-type="float">
            <text:p>22.47</text:p>
          </table:table-cell>
          <table:table-cell table:style-name="ce55"/>
          <table:table-cell table:style-name="ce10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7" office:value-type="float" office:value="18.03" calcext:value-type="float">
            <text:p>18.03</text:p>
          </table:table-cell>
          <table:table-cell table:style-name="ce10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fangennahme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57" calcext:value-type="float">
            <text:p>26.57</text:p>
          </table:table-cell>
          <table:table-cell table:style-name="ce18"/>
          <table:table-cell table:style-name="ce29"/>
          <table:table-cell table:style-name="ce10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10" office:value-type="float" office:value="14.53" calcext:value-type="float">
            <text:p>14.53</text:p>
          </table:table-cell>
          <table:table-cell table:style-name="ce18"/>
          <table:table-cell table:style-name="ce10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10" office:value-type="float" office:value="22.54" calcext:value-type="float">
            <text:p>22.54</text:p>
          </table:table-cell>
          <table:table-cell table:style-name="ce55"/>
          <table:table-cell table:style-name="ce10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vor dem Hohen Rat (Vgl Joh 18:19-24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69" calcext:value-type="float">
            <text:p>26.69</text:p>
          </table:table-cell>
          <table:table-cell table:style-name="ce18"/>
          <table:table-cell table:style-name="ce29"/>
          <table:table-cell table:style-name="ce10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10" office:value-type="float" office:value="14.66" calcext:value-type="float">
            <text:p>14.66</text:p>
          </table:table-cell>
          <table:table-cell table:style-name="ce18"/>
          <table:table-cell table:style-name="ce10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10" office:value-type="float" office:value="22.55" calcext:value-type="float">
            <text:p>22.55</text:p>
          </table:table-cell>
          <table:table-cell table:style-name="ce55"/>
          <table:table-cell table:style-name="ce10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0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reifache Verleugnung durch Petrus (vgl Joh 18:25-27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1" calcext:value-type="float">
            <text:p>27.01</text:p>
          </table:table-cell>
          <table:table-cell table:style-name="ce18"/>
          <table:table-cell table:style-name="ce29"/>
          <table:table-cell table:style-name="ce10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8"/>
          <table:table-cell table:style-name="ce10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5"/>
          <table:table-cell table:style-name="ce10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0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slieferung Jesu an Pila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3" calcext:value-type="float">
            <text:p>27.03</text:p>
          </table:table-cell>
          <table:table-cell table:style-name="ce18"/>
          <table:table-cell table:style-name="ce29"/>
          <table:table-cell table:style-name="ce10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 office:value-type="float" office:value="15.015" calcext:value-type="float">
            <text:p>15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3.015" calcext:value-type="float">
            <text:p>23.01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8.285" calcext:value-type="float">
            <text:p>18.28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Ende des Juda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11" calcext:value-type="float">
            <text:p>27.11</text:p>
          </table:table-cell>
          <table:table-cell table:style-name="ce18"/>
          <table:table-cell table:style-name="ce29"/>
          <table:table-cell table:style-name="ce10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10" office:value-type="float" office:value="15.02" calcext:value-type="float">
            <text:p>15.02</text:p>
          </table:table-cell>
          <table:table-cell table:style-name="ce18"/>
          <table:table-cell table:style-name="ce10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5"/>
          <table:table-cell table:style-name="ce10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0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vor Pila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27" calcext:value-type="float">
            <text:p>27.27</text:p>
          </table:table-cell>
          <table:table-cell table:style-name="ce18"/>
          <table:table-cell table:style-name="ce29"/>
          <table:table-cell table:style-name="ce10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10" office:value-type="float" office:value="15.16" calcext:value-type="float">
            <text:p>15.16</text:p>
          </table:table-cell>
          <table:table-cell table:style-name="ce18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0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erspotung und Dornenkron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32" calcext:value-type="float">
            <text:p>27.32</text:p>
          </table:table-cell>
          <table:table-cell table:style-name="ce18"/>
          <table:table-cell table:style-name="ce29"/>
          <table:table-cell table:style-name="ce10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10" office:value-type="float" office:value="15.21" calcext:value-type="float">
            <text:p>15.21</text:p>
          </table:table-cell>
          <table:table-cell table:style-name="ce18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10" office:value-type="float" office:value="23.26" calcext:value-type="float">
            <text:p>23.26</text:p>
          </table:table-cell>
          <table:table-cell table:style-name="ce55"/>
          <table:table-cell table:style-name="ce10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7" office:value-type="float" office:value="19.16" calcext:value-type="float">
            <text:p>19.16</text:p>
          </table:table-cell>
          <table:table-cell table:style-name="ce10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Kreuzi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45" calcext:value-type="float">
            <text:p>27.45</text:p>
          </table:table-cell>
          <table:table-cell table:style-name="ce18"/>
          <table:table-cell table:style-name="ce29"/>
          <table:table-cell table:style-name="ce10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10" office:value-type="float" office:value="15.33" calcext:value-type="float">
            <text:p>15.33</text:p>
          </table:table-cell>
          <table:table-cell table:style-name="ce18"/>
          <table:table-cell table:style-name="ce10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10" office:value-type="float" office:value="23.44" calcext:value-type="float">
            <text:p>23.44</text:p>
          </table:table-cell>
          <table:table-cell table:style-name="ce55"/>
          <table:table-cell table:style-name="ce10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Tod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57" calcext:value-type="float">
            <text:p>27.57</text:p>
          </table:table-cell>
          <table:table-cell table:style-name="ce18"/>
          <table:table-cell table:style-name="ce29"/>
          <table:table-cell table:style-name="ce10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10" office:value-type="float" office:value="15.42" calcext:value-type="float">
            <text:p>15.42</text:p>
          </table:table-cell>
          <table:table-cell table:style-name="ce18"/>
          <table:table-cell table:style-name="ce10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10" office:value-type="float" office:value="23.5" calcext:value-type="float">
            <text:p>23.50</text:p>
          </table:table-cell>
          <table:table-cell table:style-name="ce55"/>
          <table:table-cell table:style-name="ce10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7" office:value-type="float" office:value="19.38" calcext:value-type="float">
            <text:p>19.38</text:p>
          </table:table-cell>
          <table:table-cell table:style-name="ce10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rable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62" calcext:value-type="float">
            <text:p>27.62</text:p>
          </table:table-cell>
          <table:table-cell table:style-name="ce18"/>
          <table:table-cell table:style-name="ce29"/>
          <table:table-cell table:style-name="ce10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3.507" calcext:value-type="float">
            <text:p>23.507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19.395" calcext:value-type="float">
            <text:p>19.39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rab wird versiegelt und bewach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01" calcext:value-type="float">
            <text:p>28.01</text:p>
          </table:table-cell>
          <table:table-cell table:style-name="ce18"/>
          <table:table-cell table:style-name="ce29"/>
          <table:table-cell table:style-name="ce4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18"/>
          <table:table-cell table:style-name="ce10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55"/>
          <table:table-cell table:style-name="ce10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4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ferstehung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4" office:value-type="float" office:value="28.08" calcext:value-type="float">
            <text:p>28.080</text:p>
          </table:table-cell>
          <table:table-cell table:style-name="ce25"/>
          <table:table-cell table:style-name="ce33"/>
          <table:table-cell table:style-name="ce1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9" calcext:value-type="float">
            <text:p>16.09</text:p>
          </table:table-cell>
          <table:table-cell table:style-name="ce18"/>
          <table:table-cell table:style-name="ce10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10" office:value-type="float" office:value="24.13" calcext:value-type="float">
            <text:p>24.13</text:p>
          </table:table-cell>
          <table:table-cell table:style-name="ce55"/>
          <table:table-cell table:style-name="ce10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51" office:value-type="float" office:value="20.11" calcext:value-type="float">
            <text:p>20.11</text:p>
          </table:table-cell>
          <table:table-cell table:style-name="ce10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Auferstandene erscheint seinen Jünger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11" calcext:value-type="float">
            <text:p>28.110</text:p>
          </table:table-cell>
          <table:table-cell table:style-name="ce18"/>
          <table:table-cell table:style-name="ce29"/>
          <table:table-cell table:style-name="ce10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5"/>
          <table:table-cell table:style-name="ce10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stechung der Kriegsknecht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16" calcext:value-type="float">
            <text:p>28.160</text:p>
          </table:table-cell>
          <table:table-cell table:style-name="ce18"/>
          <table:table-cell table:style-name="ce29"/>
          <table:table-cell table:style-name="ce10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float" office:value="16.095" calcext:value-type="float">
            <text:p>16.095</text:p>
          </table:table-cell>
          <table:table-cell table:style-name="ce18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10" office:value-type="float" office:value="24.44" calcext:value-type="float">
            <text:p>24.44</text:p>
          </table:table-cell>
          <table:table-cell table:style-name="ce55"/>
          <table:table-cell table:style-name="ce10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Auftrag an die 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31" calcext:value-type="float">
            <text:p>19.31</text:p>
          </table:table-cell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3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3" calcext:value-type="float">
            <text:p>20.30</text:p>
          </table:table-cell>
          <table:table-cell table:style-name="ce10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0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15" calcext:value-type="float">
            <text:p>21.15</text:p>
          </table:table-cell>
          <table:table-cell table:style-name="ce10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24" calcext:value-type="float">
            <text:p>21.24</text:p>
          </table:table-cell>
          <table:table-cell table:style-name="ce10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chlusswo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9" calcext:value-type="float">
            <text:p>99.999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18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9" office:value-type="float" office:value="24.5" calcext:value-type="float">
            <text:p>24.500</text:p>
          </table:table-cell>
          <table:table-cell table:style-name="ce55"/>
          <table:table-cell table:style-name="ce10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 table:number-rows-repeated="1048205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  <table:database-ranges>
        <table:database-range table:name="__Anonymous_Sheet_DB__0" table:target-range-address="Sheet1.C3:Sheet1.AL3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1:22:43.151239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9-02T20:54:30.476650126</dc:date>
    <meta:editing-duration>PT23H14M55S</meta:editing-duration>
    <meta:editing-cycles>203</meta:editing-cycles>
    <meta:generator>LibreOffice/5.1.3.2$Linux_X86_64 LibreOffice_project/10m0$Build-2</meta:generator>
    <meta:document-statistic meta:table-count="1" meta:cell-count="2552" meta:object-count="0"/>
  </office:meta>
</office:document-meta>
</file>